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034in" fo:line-height="100%" fo:margin-left="-0.0034in" fo:margin-right="-0.0104in" fo:text-indent="-0.0069in">
        <style:tab-stops/>
      </style:paragraph-properties>
    </style:style>
    <style:style style:name="T2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3" style:parent-style-name="Normal" style:family="paragraph">
      <style:paragraph-properties fo:margin-bottom="0.0104in" fo:line-height="100%"/>
    </style:style>
    <style:style style:name="T4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5" style:parent-style-name="DefaultParagraphFont" style:family="text">
      <style:text-properties fo:font-size="9pt" style:font-size-asian="9pt"/>
    </style:style>
    <style:style style:name="P6" style:parent-style-name="Normal" style:family="paragraph">
      <style:paragraph-properties fo:line-height="100%"/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8" style:parent-style-name="Normal" style:family="paragraph">
      <style:paragraph-properties fo:margin-bottom="0.0034in" fo:line-height="100%" fo:margin-left="-0.0034in" fo:margin-right="-0.0104in" fo:text-indent="-0.0069in">
        <style:tab-stops/>
      </style:paragraph-properties>
    </style:style>
    <style:style style:name="T9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10" style:parent-style-name="Normal" style:family="paragraph">
      <style:paragraph-properties fo:margin-bottom="0.0034in" fo:line-height="100%" fo:margin-left="-0.0034in" fo:margin-right="-0.0104in" fo:text-indent="-0.0069in">
        <style:tab-stops/>
      </style:paragraph-properties>
    </style:style>
    <style:style style:name="T11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12" style:parent-style-name="Normal" style:family="paragraph">
      <style:paragraph-properties fo:line-height="100%"/>
    </style:style>
    <style:style style:name="T1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14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olumn18" style:family="table-column">
      <style:table-column-properties style:column-width="0.4375in" style:use-optimal-column-width="false"/>
    </style:style>
    <style:style style:name="TableColumn19" style:family="table-column">
      <style:table-column-properties style:column-width="0.4611in" style:use-optimal-column-width="false"/>
    </style:style>
    <style:style style:name="TableColumn20" style:family="table-column">
      <style:table-column-properties style:column-width="1.2479in" style:use-optimal-column-width="false"/>
    </style:style>
    <style:style style:name="TableColumn21" style:family="table-column">
      <style:table-column-properties style:column-width="0.8506in" style:use-optimal-column-width="false"/>
    </style:style>
    <style:style style:name="TableColumn22" style:family="table-column">
      <style:table-column-properties style:column-width="1.0972in" style:use-optimal-column-width="false"/>
    </style:style>
    <style:style style:name="TableColumn23" style:family="table-column">
      <style:table-column-properties style:column-width="0.4375in" style:use-optimal-column-width="false"/>
    </style:style>
    <style:style style:name="TableColumn24" style:family="table-column">
      <style:table-column-properties style:column-width="2.6465in" style:use-optimal-column-width="false"/>
    </style:style>
    <style:style style:name="Table17" style:family="table">
      <style:table-properties style:width="7.1784in" fo:margin-left="0.0041in" table:align="left"/>
    </style:style>
    <style:style style:name="TableRow25" style:family="table-row">
      <style:table-row-properties style:min-row-height="0.3659in" style:use-optimal-row-height="false"/>
    </style:style>
    <style:style style:name="TableCell26" style:family="table-cell">
      <style:table-cell-properties fo:border="0.0104in solid #000000" style:writing-mode="lr-tb" fo:padding-top="0in" fo:padding-left="0.0277in" fo:padding-bottom="0in" fo:padding-right="0.0965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29" style:family="table-cell">
      <style:table-cell-properties fo:border="0.0104in solid #000000" style:writing-mode="lr-tb" fo:padding-top="0in" fo:padding-left="0.0277in" fo:padding-bottom="0in" fo:padding-right="0.0965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32" style:family="table-cell">
      <style:table-cell-properties fo:border="0.0104in solid #000000" style:writing-mode="lr-tb" fo:padding-top="0in" fo:padding-left="0.0277in" fo:padding-bottom="0in" fo:padding-right="0.0965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35" style:family="table-cell">
      <style:table-cell-properties fo:border="0.0104in solid #000000" style:writing-mode="lr-tb" fo:padding-top="0in" fo:padding-left="0.0277in" fo:padding-bottom="0in" fo:padding-right="0.0965in"/>
    </style:style>
    <style:style style:name="P36" style:parent-style-name="Normal" style:family="paragraph">
      <style:paragraph-properties fo:text-align="center" fo:line-height="100%"/>
    </style:style>
    <style:style style:name="T37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0" style:family="table-cell">
      <style:table-cell-properties fo:border="0.0104in solid #000000" style:writing-mode="lr-tb" fo:padding-top="0in" fo:padding-left="0.0277in" fo:padding-bottom="0in" fo:padding-right="0.0965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3" style:family="table-cell">
      <style:table-cell-properties fo:border="0.0104in solid #000000" style:writing-mode="lr-tb" fo:padding-top="0in" fo:padding-left="0.0277in" fo:padding-bottom="0in" fo:padding-right="0.0965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Cell46" style:family="table-cell">
      <style:table-cell-properties fo:border="0.0104in solid #000000" style:writing-mode="lr-tb" fo:padding-top="0in" fo:padding-left="0.0277in" fo:padding-bottom="0in" fo:padding-right="0.0965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fo:font-size="6pt" style:font-size-asian="6pt"/>
    </style:style>
    <style:style style:name="TableRow49" style:family="table-row">
      <style:table-row-properties style:min-row-height="0.2625in" style:use-optimal-row-height="false"/>
    </style:style>
    <style:style style:name="TableCell50" style:family="table-cell">
      <style:table-cell-properties fo:border="0.0104in solid #000000" style:writing-mode="lr-tb" style:vertical-align="middle" fo:padding-top="0in" fo:padding-left="0.0277in" fo:padding-bottom="0in" fo:padding-right="0.0965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3" style:family="table-cell">
      <style:table-cell-properties fo:border="0.0104in solid #000000" style:writing-mode="lr-tb" fo:padding-top="0in" fo:padding-left="0.0277in" fo:padding-bottom="0in" fo:padding-right="0.0965in"/>
    </style:style>
    <style:style style:name="T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5" style:family="table-cell">
      <style:table-cell-properties fo:border="0.0104in solid #000000" style:writing-mode="lr-tb" fo:padding-top="0in" fo:padding-left="0.0277in" fo:padding-bottom="0in" fo:padding-right="0.0965in"/>
    </style:style>
    <style:style style:name="T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7" style:family="table-cell">
      <style:table-cell-properties fo:border="0.0104in solid #000000" style:writing-mode="lr-tb" fo:padding-top="0in" fo:padding-left="0.0277in" fo:padding-bottom="0in" fo:padding-right="0.0965in"/>
    </style:style>
    <style:style style:name="T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59" style:family="table-cell">
      <style:table-cell-properties fo:border="0.0104in solid #000000" style:writing-mode="lr-tb" fo:padding-top="0in" fo:padding-left="0.0277in" fo:padding-bottom="0in" fo:padding-right="0.0965in"/>
    </style:style>
    <style:style style:name="T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1" style:family="table-cell">
      <style:table-cell-properties fo:border="0.0104in solid #000000" style:writing-mode="lr-tb" fo:padding-top="0in" fo:padding-left="0.0277in" fo:padding-bottom="0in" fo:padding-right="0.0965in"/>
    </style:style>
    <style:style style:name="T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63" style:family="table-cell">
      <style:table-cell-properties fo:border="0.0104in solid #000000" style:writing-mode="lr-tb" fo:padding-top="0in" fo:padding-left="0.0277in" fo:padding-bottom="0in" fo:padding-right="0.0965in"/>
    </style:style>
    <style:style style:name="T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65" style:family="table-row">
      <style:table-row-properties style:min-row-height="0.159in" style:use-optimal-row-height="false"/>
    </style:style>
    <style:style style:name="P66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67" style:family="table-cell">
      <style:table-cell-properties fo:border="0.0104in solid #000000" style:writing-mode="lr-tb" fo:padding-top="0in" fo:padding-left="0.0277in" fo:padding-bottom="0in" fo:padding-right="0.0965in"/>
    </style:style>
    <style:style style:name="T6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6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0" style:family="table-cell">
      <style:table-cell-properties fo:border="0.0104in solid #000000" style:writing-mode="lr-tb" fo:padding-top="0in" fo:padding-left="0.0277in" fo:padding-bottom="0in" fo:padding-right="0.0965in"/>
    </style:style>
    <style:style style:name="T7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2" style:family="table-cell">
      <style:table-cell-properties fo:border="0.0104in solid #000000" style:writing-mode="lr-tb" fo:padding-top="0in" fo:padding-left="0.0277in" fo:padding-bottom="0in" fo:padding-right="0.0965in"/>
    </style:style>
    <style:style style:name="T7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4" style:family="table-cell">
      <style:table-cell-properties fo:border="0.0104in solid #000000" style:writing-mode="lr-tb" fo:padding-top="0in" fo:padding-left="0.0277in" fo:padding-bottom="0in" fo:padding-right="0.0965in"/>
    </style:style>
    <style:style style:name="T7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6" style:family="table-cell">
      <style:table-cell-properties fo:border="0.0104in solid #000000" style:writing-mode="lr-tb" fo:padding-top="0in" fo:padding-left="0.0277in" fo:padding-bottom="0in" fo:padding-right="0.0965in"/>
    </style:style>
    <style:style style:name="T7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78" style:family="table-cell">
      <style:table-cell-properties fo:border="0.0104in solid #000000" style:writing-mode="lr-tb" fo:padding-top="0in" fo:padding-left="0.0277in" fo:padding-bottom="0in" fo:padding-right="0.0965in"/>
    </style:style>
    <style:style style:name="T7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80" style:family="table-row">
      <style:table-row-properties style:min-row-height="0.159in" style:use-optimal-row-height="false"/>
    </style:style>
    <style:style style:name="P81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82" style:family="table-cell">
      <style:table-cell-properties fo:border="0.0104in solid #000000" style:writing-mode="lr-tb" fo:padding-top="0in" fo:padding-left="0.0277in" fo:padding-bottom="0in" fo:padding-right="0.0965in"/>
    </style:style>
    <style:style style:name="T8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4" style:family="table-cell">
      <style:table-cell-properties fo:border="0.0104in solid #000000" style:writing-mode="lr-tb" fo:padding-top="0in" fo:padding-left="0.0277in" fo:padding-bottom="0in" fo:padding-right="0.0965in"/>
    </style:style>
    <style:style style:name="T8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6" style:family="table-cell">
      <style:table-cell-properties fo:border="0.0104in solid #000000" style:writing-mode="lr-tb" fo:padding-top="0in" fo:padding-left="0.0277in" fo:padding-bottom="0in" fo:padding-right="0.0965in"/>
    </style:style>
    <style:style style:name="T8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88" style:family="table-cell">
      <style:table-cell-properties fo:border="0.0104in solid #000000" style:writing-mode="lr-tb" fo:padding-top="0in" fo:padding-left="0.0277in" fo:padding-bottom="0in" fo:padding-right="0.0965in"/>
    </style:style>
    <style:style style:name="T8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0" style:family="table-cell">
      <style:table-cell-properties fo:border="0.0104in solid #000000" style:writing-mode="lr-tb" fo:padding-top="0in" fo:padding-left="0.0277in" fo:padding-bottom="0in" fo:padding-right="0.0965in"/>
    </style:style>
    <style:style style:name="T9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2" style:family="table-cell">
      <style:table-cell-properties fo:border="0.0104in solid #000000" style:writing-mode="lr-tb" fo:padding-top="0in" fo:padding-left="0.0277in" fo:padding-bottom="0in" fo:padding-right="0.0965in"/>
    </style:style>
    <style:style style:name="T9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9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95" style:family="table-row">
      <style:table-row-properties style:min-row-height="0.159in" style:use-optimal-row-height="false"/>
    </style:style>
    <style:style style:name="P96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97" style:family="table-cell">
      <style:table-cell-properties fo:border="0.0104in solid #000000" style:writing-mode="lr-tb" fo:padding-top="0in" fo:padding-left="0.0277in" fo:padding-bottom="0in" fo:padding-right="0.0965in"/>
    </style:style>
    <style:style style:name="T9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99" style:family="table-cell">
      <style:table-cell-properties fo:border="0.0104in solid #000000" style:writing-mode="lr-tb" fo:padding-top="0in" fo:padding-left="0.0277in" fo:padding-bottom="0in" fo:padding-right="0.0965in"/>
    </style:style>
    <style:style style:name="T10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1" style:family="table-cell">
      <style:table-cell-properties fo:border="0.0104in solid #000000" style:writing-mode="lr-tb" fo:padding-top="0in" fo:padding-left="0.0277in" fo:padding-bottom="0in" fo:padding-right="0.0965in"/>
    </style:style>
    <style:style style:name="T10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3" style:family="table-cell">
      <style:table-cell-properties fo:border="0.0104in solid #000000" style:writing-mode="lr-tb" fo:padding-top="0in" fo:padding-left="0.0277in" fo:padding-bottom="0in" fo:padding-right="0.0965in"/>
    </style:style>
    <style:style style:name="T10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5" style:family="table-cell">
      <style:table-cell-properties fo:border="0.0104in solid #000000" style:writing-mode="lr-tb" fo:padding-top="0in" fo:padding-left="0.0277in" fo:padding-bottom="0in" fo:padding-right="0.0965in"/>
    </style:style>
    <style:style style:name="T10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07" style:family="table-cell">
      <style:table-cell-properties fo:border="0.0104in solid #000000" style:writing-mode="lr-tb" fo:padding-top="0in" fo:padding-left="0.0277in" fo:padding-bottom="0in" fo:padding-right="0.0965in"/>
    </style:style>
    <style:style style:name="T10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09" style:family="table-row">
      <style:table-row-properties style:min-row-height="0.3736in" style:use-optimal-row-height="false"/>
    </style:style>
    <style:style style:name="P110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111" style:family="table-cell">
      <style:table-cell-properties fo:border="0.0104in solid #000000" style:writing-mode="lr-tb" fo:padding-top="0in" fo:padding-left="0.0277in" fo:padding-bottom="0in" fo:padding-right="0.0965in"/>
    </style:style>
    <style:style style:name="T11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3" style:family="table-cell">
      <style:table-cell-properties fo:border="0.0104in solid #000000" style:writing-mode="lr-tb" fo:padding-top="0in" fo:padding-left="0.0277in" fo:padding-bottom="0in" fo:padding-right="0.0965in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6" style:family="table-cell">
      <style:table-cell-properties fo:border="0.0104in solid #000000" style:writing-mode="lr-tb" fo:padding-top="0in" fo:padding-left="0.0277in" fo:padding-bottom="0in" fo:padding-right="0.0965in"/>
    </style:style>
    <style:style style:name="T11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18" style:family="table-cell">
      <style:table-cell-properties fo:border="0.0104in solid #000000" style:writing-mode="lr-tb" fo:padding-top="0in" fo:padding-left="0.0277in" fo:padding-bottom="0in" fo:padding-right="0.0965in"/>
    </style:style>
    <style:style style:name="T11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20" style:family="table-cell">
      <style:table-cell-properties fo:border="0.0104in solid #000000" style:writing-mode="lr-tb" fo:padding-top="0in" fo:padding-left="0.0277in" fo:padding-bottom="0in" fo:padding-right="0.0965in"/>
    </style:style>
    <style:style style:name="T12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22" style:family="table-cell">
      <style:table-cell-properties fo:border="0.0104in solid #000000" style:writing-mode="lr-tb" fo:padding-top="0in" fo:padding-left="0.0277in" fo:padding-bottom="0in" fo:padding-right="0.0965in"/>
    </style:style>
    <style:style style:name="T12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24" style:family="table-row">
      <style:table-row-properties style:min-row-height="0.3736in" style:use-optimal-row-height="false"/>
    </style:style>
    <style:style style:name="P125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12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P127" style:parent-style-name="Normal" style:family="paragraph">
      <style:text-properties style:font-name="Verdana" fo:font-size="6pt" style:font-size-asian="6pt" style:font-size-complex="6pt"/>
    </style:style>
    <style:style style:name="TableCell12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P129" style:parent-style-name="Normal" style:family="paragraph">
      <style:paragraph-properties fo:text-align="justify"/>
      <style:text-properties style:font-name="Verdana" fo:font-size="6pt" style:font-size-asian="6pt" style:font-size-complex="6pt"/>
    </style:style>
    <style:style style:name="TableCell130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13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3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Cell133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13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35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Row136" style:family="table-row">
      <style:table-row-properties style:min-row-height="0.2625in" style:use-optimal-row-height="false"/>
    </style:style>
    <style:style style:name="P137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138" style:family="table-cell">
      <style:table-cell-properties fo:border="0.0104in solid #000000" style:writing-mode="lr-tb" fo:padding-top="0in" fo:padding-left="0.0277in" fo:padding-bottom="0in" fo:padding-right="0.0965in"/>
    </style:style>
    <style:style style:name="T13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0" style:family="table-cell">
      <style:table-cell-properties fo:border="0.0104in solid #000000" style:writing-mode="lr-tb" fo:padding-top="0in" fo:padding-left="0.0277in" fo:padding-bottom="0in" fo:padding-right="0.0965in"/>
    </style:style>
    <style:style style:name="T14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2" style:family="table-cell">
      <style:table-cell-properties fo:border="0.0104in solid #000000" style:writing-mode="lr-tb" fo:padding-top="0in" fo:padding-left="0.0277in" fo:padding-bottom="0in" fo:padding-right="0.0965in"/>
    </style:style>
    <style:style style:name="T14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4" style:family="table-cell">
      <style:table-cell-properties fo:border="0.0104in solid #000000" style:writing-mode="lr-tb" fo:padding-top="0in" fo:padding-left="0.0277in" fo:padding-bottom="0in" fo:padding-right="0.0965in"/>
    </style:style>
    <style:style style:name="T14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4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7" style:family="table-cell">
      <style:table-cell-properties fo:border="0.0104in solid #000000" style:writing-mode="lr-tb" fo:padding-top="0in" fo:padding-left="0.0277in" fo:padding-bottom="0in" fo:padding-right="0.0965in"/>
    </style:style>
    <style:style style:name="T14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49" style:family="table-cell">
      <style:table-cell-properties fo:border="0.0104in solid #000000" style:writing-mode="lr-tb" fo:padding-top="0in" fo:padding-left="0.0277in" fo:padding-bottom="0in" fo:padding-right="0.0965in"/>
    </style:style>
    <style:style style:name="T15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51" style:family="table-row">
      <style:table-row-properties style:min-row-height="0.2625in" style:use-optimal-row-height="false"/>
    </style:style>
    <style:style style:name="P152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153" style:family="table-cell">
      <style:table-cell-properties fo:border="0.0104in solid #000000" style:writing-mode="lr-tb" fo:padding-top="0in" fo:padding-left="0.0277in" fo:padding-bottom="0in" fo:padding-right="0.0965in"/>
    </style:style>
    <style:style style:name="T15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5" style:family="table-cell">
      <style:table-cell-properties fo:border="0.0104in solid #000000" style:writing-mode="lr-tb" fo:padding-top="0in" fo:padding-left="0.0277in" fo:padding-bottom="0in" fo:padding-right="0.0965in"/>
    </style:style>
    <style:style style:name="T1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7" style:family="table-cell">
      <style:table-cell-properties fo:border="0.0104in solid #000000" style:writing-mode="lr-tb" fo:padding-top="0in" fo:padding-left="0.0277in" fo:padding-bottom="0in" fo:padding-right="0.0965in"/>
    </style:style>
    <style:style style:name="T1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59" style:family="table-cell">
      <style:table-cell-properties fo:border="0.0104in solid #000000" style:writing-mode="lr-tb" fo:padding-top="0in" fo:padding-left="0.0277in" fo:padding-bottom="0in" fo:padding-right="0.0965in"/>
    </style:style>
    <style:style style:name="T1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1" style:family="table-cell">
      <style:table-cell-properties fo:border="0.0104in solid #000000" style:writing-mode="lr-tb" fo:padding-top="0in" fo:padding-left="0.0277in" fo:padding-bottom="0in" fo:padding-right="0.0965in"/>
    </style:style>
    <style:style style:name="T1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3" style:family="table-cell">
      <style:table-cell-properties fo:border="0.0104in solid #000000" style:writing-mode="lr-tb" fo:padding-top="0in" fo:padding-left="0.0277in" fo:padding-bottom="0in" fo:padding-right="0.0965in"/>
    </style:style>
    <style:style style:name="T1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65" style:family="table-row">
      <style:table-row-properties style:min-row-height="0.2625in" style:use-optimal-row-height="false"/>
    </style:style>
    <style:style style:name="TableCell166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277in" fo:padding-bottom="0in" fo:padding-right="0.0965in"/>
    </style:style>
    <style:style style:name="P167" style:parent-style-name="Normal" style:family="paragraph">
      <style:paragraph-properties fo:text-align="center"/>
    </style:style>
    <style:style style:name="T16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69" style:family="table-cell">
      <style:table-cell-properties fo:border="0.0104in solid #000000" style:writing-mode="lr-tb" fo:padding-top="0in" fo:padding-left="0.0277in" fo:padding-bottom="0in" fo:padding-right="0.0965in"/>
    </style:style>
    <style:style style:name="T17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1" style:family="table-cell">
      <style:table-cell-properties fo:border="0.0104in solid #000000" style:writing-mode="lr-tb" fo:padding-top="0in" fo:padding-left="0.0277in" fo:padding-bottom="0in" fo:padding-right="0.0965in"/>
    </style:style>
    <style:style style:name="T17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3" style:family="table-cell">
      <style:table-cell-properties fo:border="0.0104in solid #000000" style:writing-mode="lr-tb" fo:padding-top="0in" fo:padding-left="0.0277in" fo:padding-bottom="0in" fo:padding-right="0.0965in"/>
    </style:style>
    <style:style style:name="T17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5" style:family="table-cell">
      <style:table-cell-properties fo:border="0.0104in solid #000000" style:writing-mode="lr-tb" fo:padding-top="0in" fo:padding-left="0.0277in" fo:padding-bottom="0in" fo:padding-right="0.0965in"/>
    </style:style>
    <style:style style:name="T17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17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78" style:family="table-cell">
      <style:table-cell-properties fo:border="0.0104in solid #000000" style:writing-mode="lr-tb" fo:padding-top="0in" fo:padding-left="0.0277in" fo:padding-bottom="0in" fo:padding-right="0.0965in"/>
    </style:style>
    <style:style style:name="T17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0" style:family="table-cell">
      <style:table-cell-properties fo:border="0.0104in solid #000000" style:writing-mode="lr-tb" fo:padding-top="0in" fo:padding-left="0.0277in" fo:padding-bottom="0in" fo:padding-right="0.0965in"/>
    </style:style>
    <style:style style:name="T18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82" style:family="table-row">
      <style:table-row-properties style:min-row-height="0.159in" style:use-optimal-row-height="false"/>
    </style:style>
    <style:style style:name="P183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184" style:family="table-cell">
      <style:table-cell-properties fo:border="0.0104in solid #000000" style:writing-mode="lr-tb" fo:padding-top="0in" fo:padding-left="0.0277in" fo:padding-bottom="0in" fo:padding-right="0.0965in"/>
    </style:style>
    <style:style style:name="T18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6" style:family="table-cell">
      <style:table-cell-properties fo:border="0.0104in solid #000000" style:writing-mode="lr-tb" fo:padding-top="0in" fo:padding-left="0.0277in" fo:padding-bottom="0in" fo:padding-right="0.0965in"/>
    </style:style>
    <style:style style:name="T18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88" style:family="table-cell">
      <style:table-cell-properties fo:border="0.0104in solid #000000" style:writing-mode="lr-tb" fo:padding-top="0in" fo:padding-left="0.0277in" fo:padding-bottom="0in" fo:padding-right="0.0965in"/>
    </style:style>
    <style:style style:name="T18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0" style:family="table-cell">
      <style:table-cell-properties fo:border="0.0104in solid #000000" style:writing-mode="lr-tb" fo:padding-top="0in" fo:padding-left="0.0277in" fo:padding-bottom="0in" fo:padding-right="0.0965in"/>
    </style:style>
    <style:style style:name="T19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2" style:family="table-cell">
      <style:table-cell-properties fo:border="0.0104in solid #000000" style:writing-mode="lr-tb" fo:padding-top="0in" fo:padding-left="0.0277in" fo:padding-bottom="0in" fo:padding-right="0.0965in"/>
    </style:style>
    <style:style style:name="T19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194" style:family="table-cell">
      <style:table-cell-properties fo:border="0.0104in solid #000000" style:writing-mode="lr-tb" fo:padding-top="0in" fo:padding-left="0.0277in" fo:padding-bottom="0in" fo:padding-right="0.0965in"/>
    </style:style>
    <style:style style:name="T19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196" style:family="table-row">
      <style:table-row-properties style:min-row-height="0.159in" style:use-optimal-row-height="false"/>
    </style:style>
    <style:style style:name="P197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198" style:family="table-cell">
      <style:table-cell-properties fo:border="0.0104in solid #000000" style:writing-mode="lr-tb" fo:padding-top="0in" fo:padding-left="0.0277in" fo:padding-bottom="0in" fo:padding-right="0.0965in"/>
    </style:style>
    <style:style style:name="T19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0" style:family="table-cell">
      <style:table-cell-properties fo:border="0.0104in solid #000000" style:writing-mode="lr-tb" fo:padding-top="0in" fo:padding-left="0.0277in" fo:padding-bottom="0in" fo:padding-right="0.0965in"/>
    </style:style>
    <style:style style:name="T20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0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3" style:family="table-cell">
      <style:table-cell-properties fo:border="0.0104in solid #000000" style:writing-mode="lr-tb" fo:padding-top="0in" fo:padding-left="0.0277in" fo:padding-bottom="0in" fo:padding-right="0.0965in"/>
    </style:style>
    <style:style style:name="T20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5" style:family="table-cell">
      <style:table-cell-properties fo:border="0.0104in solid #000000" style:writing-mode="lr-tb" fo:padding-top="0in" fo:padding-left="0.0277in" fo:padding-bottom="0in" fo:padding-right="0.0965in"/>
    </style:style>
    <style:style style:name="T20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0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08" style:family="table-cell">
      <style:table-cell-properties fo:border="0.0104in solid #000000" style:writing-mode="lr-tb" fo:padding-top="0in" fo:padding-left="0.0277in" fo:padding-bottom="0in" fo:padding-right="0.0965in"/>
    </style:style>
    <style:style style:name="T20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0" style:family="table-cell">
      <style:table-cell-properties fo:border="0.0104in solid #000000" style:writing-mode="lr-tb" fo:padding-top="0in" fo:padding-left="0.0277in" fo:padding-bottom="0in" fo:padding-right="0.0965in"/>
    </style:style>
    <style:style style:name="T21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12" style:family="table-row">
      <style:table-row-properties style:min-row-height="0.159in" style:use-optimal-row-height="false"/>
    </style:style>
    <style:style style:name="P213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14" style:family="table-cell">
      <style:table-cell-properties fo:border="0.0104in solid #000000" style:writing-mode="lr-tb" fo:padding-top="0in" fo:padding-left="0.0277in" fo:padding-bottom="0in" fo:padding-right="0.0965in"/>
    </style:style>
    <style:style style:name="T21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6" style:family="table-cell">
      <style:table-cell-properties fo:border="0.0104in solid #000000" style:writing-mode="lr-tb" fo:padding-top="0in" fo:padding-left="0.0277in" fo:padding-bottom="0in" fo:padding-right="0.0965in"/>
    </style:style>
    <style:style style:name="T21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18" style:family="table-cell">
      <style:table-cell-properties fo:border="0.0104in solid #000000" style:writing-mode="lr-tb" fo:padding-top="0in" fo:padding-left="0.0277in" fo:padding-bottom="0in" fo:padding-right="0.0965in"/>
    </style:style>
    <style:style style:name="T21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0" style:family="table-cell">
      <style:table-cell-properties fo:border="0.0104in solid #000000" style:writing-mode="lr-tb" fo:padding-top="0in" fo:padding-left="0.0277in" fo:padding-bottom="0in" fo:padding-right="0.0965in"/>
    </style:style>
    <style:style style:name="T22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2" style:family="table-cell">
      <style:table-cell-properties fo:border="0.0104in solid #000000" style:writing-mode="lr-tb" fo:padding-top="0in" fo:padding-left="0.0277in" fo:padding-bottom="0in" fo:padding-right="0.0965in"/>
    </style:style>
    <style:style style:name="T22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4" style:family="table-cell">
      <style:table-cell-properties fo:border="0.0104in solid #000000" style:writing-mode="lr-tb" fo:padding-top="0in" fo:padding-left="0.0277in" fo:padding-bottom="0in" fo:padding-right="0.0965in"/>
    </style:style>
    <style:style style:name="TableRow225" style:family="table-row">
      <style:table-row-properties style:min-row-height="0.159in" style:use-optimal-row-height="false"/>
    </style:style>
    <style:style style:name="P226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27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2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29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3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4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3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3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40" style:family="table-row">
      <style:table-row-properties style:min-row-height="0.159in" style:use-optimal-row-height="false"/>
    </style:style>
    <style:style style:name="P241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4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4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4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4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0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5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ableRow253" style:family="table-row">
      <style:table-row-properties style:min-row-height="0.2625in" style:use-optimal-row-height="false"/>
    </style:style>
    <style:style style:name="P254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55" style:family="table-cell">
      <style:table-cell-properties fo:border="0.0104in solid #000000" style:writing-mode="lr-tb" fo:padding-top="0in" fo:padding-left="0.0277in" fo:padding-bottom="0in" fo:padding-right="0.0965in"/>
    </style:style>
    <style:style style:name="T25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7" style:family="table-cell">
      <style:table-cell-properties fo:border="0.0104in solid #000000" style:writing-mode="lr-tb" fo:padding-top="0in" fo:padding-left="0.0277in" fo:padding-bottom="0in" fo:padding-right="0.0965in"/>
    </style:style>
    <style:style style:name="T25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59" style:family="table-cell">
      <style:table-cell-properties fo:border="0.0104in solid #000000" style:writing-mode="lr-tb" fo:padding-top="0in" fo:padding-left="0.0277in" fo:padding-bottom="0in" fo:padding-right="0.0965in"/>
    </style:style>
    <style:style style:name="T26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1" style:family="table-cell">
      <style:table-cell-properties fo:border="0.0104in solid #000000" style:writing-mode="lr-tb" fo:padding-top="0in" fo:padding-left="0.0277in" fo:padding-bottom="0in" fo:padding-right="0.0965in"/>
    </style:style>
    <style:style style:name="T26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3" style:family="table-cell">
      <style:table-cell-properties fo:border="0.0104in solid #000000" style:writing-mode="lr-tb" fo:padding-top="0in" fo:padding-left="0.0277in" fo:padding-bottom="0in" fo:padding-right="0.0965in"/>
    </style:style>
    <style:style style:name="T26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65" style:family="table-cell">
      <style:table-cell-properties fo:border="0.0104in solid #000000" style:writing-mode="lr-tb" fo:padding-top="0in" fo:padding-left="0.0277in" fo:padding-bottom="0in" fo:padding-right="0.0965in"/>
    </style:style>
    <style:style style:name="T266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67" style:family="table-row">
      <style:table-row-properties style:min-row-height="0.159in" style:use-optimal-row-height="false"/>
    </style:style>
    <style:style style:name="P268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69" style:family="table-cell">
      <style:table-cell-properties fo:border="0.0104in solid #000000" style:writing-mode="lr-tb" fo:padding-top="0in" fo:padding-left="0.0277in" fo:padding-bottom="0in" fo:padding-right="0.0965in"/>
    </style:style>
    <style:style style:name="T270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1" style:family="table-cell">
      <style:table-cell-properties fo:border="0.0104in solid #000000" style:writing-mode="lr-tb" fo:padding-top="0in" fo:padding-left="0.0277in" fo:padding-bottom="0in" fo:padding-right="0.0965in"/>
    </style:style>
    <style:style style:name="T272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3" style:family="table-cell">
      <style:table-cell-properties fo:border="0.0104in solid #000000" style:writing-mode="lr-tb" fo:padding-top="0in" fo:padding-left="0.0277in" fo:padding-bottom="0in" fo:padding-right="0.0965in"/>
    </style:style>
    <style:style style:name="T27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27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6" style:family="table-cell">
      <style:table-cell-properties fo:border="0.0104in solid #000000" style:writing-mode="lr-tb" fo:padding-top="0in" fo:padding-left="0.0277in" fo:padding-bottom="0in" fo:padding-right="0.0965in"/>
    </style:style>
    <style:style style:name="TableCell277" style:family="table-cell">
      <style:table-cell-properties fo:border="0.0104in solid #000000" style:writing-mode="lr-tb" fo:padding-top="0in" fo:padding-left="0.0277in" fo:padding-bottom="0in" fo:padding-right="0.0965in"/>
    </style:style>
    <style:style style:name="T278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79" style:family="table-cell">
      <style:table-cell-properties fo:border="0.0104in solid #000000" style:writing-mode="lr-tb" fo:padding-top="0in" fo:padding-left="0.0277in" fo:padding-bottom="0in" fo:padding-right="0.0965in"/>
    </style:style>
    <style:style style:name="TableRow280" style:family="table-row">
      <style:table-row-properties style:min-row-height="0.159in" style:use-optimal-row-height="false"/>
    </style:style>
    <style:style style:name="P281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8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84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86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88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8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90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9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92" style:family="table-cell">
      <style:table-cell-properties fo:border-top="none" fo:border-left="0.0104in solid #000000" fo:border-bottom="0.0104in solid #000000" fo:border-right="0.0104in solid #000000" style:writing-mode="lr-tb" fo:padding-top="0in" fo:padding-left="0.0277in" fo:padding-bottom="0in" fo:padding-right="0.0965in"/>
    </style:style>
    <style:style style:name="T29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294" style:family="table-row">
      <style:table-row-properties style:min-row-height="0.159in" style:use-optimal-row-height="false"/>
    </style:style>
    <style:style style:name="P295" style:parent-style-name="Normal" style:family="paragraph">
      <style:paragraph-properties fo:margin-bottom="0.1111in" fo:line-height="103%"/>
      <style:text-properties style:font-name-asian="Times New Roman" style:font-name-complex="Times New Roman" style:use-window-font-color="true" fo:hyphenate="true"/>
    </style:style>
    <style:style style:name="TableCell296" style:family="table-cell">
      <style:table-cell-properties fo:border="0.0104in solid #000000" style:writing-mode="lr-tb" fo:padding-top="0in" fo:padding-left="0.0277in" fo:padding-bottom="0in" fo:padding-right="0.0965in"/>
    </style:style>
    <style:style style:name="T29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298" style:family="table-cell">
      <style:table-cell-properties fo:border="0.0104in solid #000000" style:writing-mode="lr-tb" fo:padding-top="0in" fo:padding-left="0.0277in" fo:padding-bottom="0in" fo:padding-right="0.0965in"/>
    </style:style>
    <style:style style:name="T29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0" style:family="table-cell">
      <style:table-cell-properties fo:border="0.0104in solid #000000" style:writing-mode="lr-tb" fo:padding-top="0in" fo:padding-left="0.0277in" fo:padding-bottom="0in" fo:padding-right="0.0965in"/>
    </style:style>
    <style:style style:name="T30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2" style:family="table-cell">
      <style:table-cell-properties fo:border="0.0104in solid #000000" style:writing-mode="lr-tb" fo:padding-top="0in" fo:padding-left="0.0277in" fo:padding-bottom="0in" fo:padding-right="0.0965in"/>
    </style:style>
    <style:style style:name="T30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4" style:family="table-cell">
      <style:table-cell-properties fo:border="0.0104in solid #000000" style:writing-mode="lr-tb" fo:padding-top="0in" fo:padding-left="0.0277in" fo:padding-bottom="0in" fo:padding-right="0.0965in"/>
    </style:style>
    <style:style style:name="T30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06" style:family="table-cell">
      <style:table-cell-properties fo:border="0.0104in solid #000000" style:writing-mode="lr-tb" fo:padding-top="0in" fo:padding-left="0.0277in" fo:padding-bottom="0in" fo:padding-right="0.0965in"/>
    </style:style>
    <style:style style:name="T30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Row308" style:family="table-row">
      <style:table-row-properties style:min-row-height="0.159in" style:use-optimal-row-height="false"/>
    </style:style>
    <style:style style:name="TableCell309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277in" fo:padding-bottom="0in" fo:padding-right="0.0965in"/>
    </style:style>
    <style:style style:name="P310" style:parent-style-name="Normal" style:family="paragraph">
      <style:paragraph-properties fo:text-align="center"/>
    </style:style>
    <style:style style:name="T31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312" style:family="table-cell">
      <style:table-cell-properties fo:border="0.0104in solid #000000" style:writing-mode="lr-tb" fo:padding-top="0in" fo:padding-left="0.0277in" fo:padding-bottom="0in" fo:padding-right="0.0965in"/>
    </style:style>
    <style:style style:name="P313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14" style:family="table-cell">
      <style:table-cell-properties fo:border="0.0104in solid #000000" style:writing-mode="lr-tb" fo:padding-top="0in" fo:padding-left="0.0277in" fo:padding-bottom="0in" fo:padding-right="0.0965in"/>
    </style:style>
    <style:style style:name="P31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16" style:family="table-cell">
      <style:table-cell-properties fo:border="0.0104in solid #000000" style:writing-mode="lr-tb" fo:padding-top="0in" fo:padding-left="0.0277in" fo:padding-bottom="0in" fo:padding-right="0.0965in"/>
    </style:style>
    <style:style style:name="P31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18" style:family="table-cell">
      <style:table-cell-properties fo:border="0.0104in solid #000000" style:writing-mode="lr-tb" fo:padding-top="0in" fo:padding-left="0.0277in" fo:padding-bottom="0in" fo:padding-right="0.0965in"/>
    </style:style>
    <style:style style:name="P31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20" style:family="table-cell">
      <style:table-cell-properties fo:border="0.0104in solid #000000" style:writing-mode="lr-tb" fo:padding-top="0in" fo:padding-left="0.0277in" fo:padding-bottom="0in" fo:padding-right="0.0965in"/>
    </style:style>
    <style:style style:name="P32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22" style:family="table-cell">
      <style:table-cell-properties fo:border="0.0104in solid #000000" style:writing-mode="lr-tb" fo:padding-top="0in" fo:padding-left="0.0277in" fo:padding-bottom="0in" fo:padding-right="0.0965in"/>
    </style:style>
    <style:style style:name="P32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24" style:family="table-row">
      <style:table-row-properties style:min-row-height="0.159in" style:use-optimal-row-height="false"/>
    </style:style>
    <style:style style:name="P325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26" style:family="table-cell">
      <style:table-cell-properties fo:border="0.0104in solid #000000" style:writing-mode="lr-tb" fo:padding-top="0in" fo:padding-left="0.0277in" fo:padding-bottom="0in" fo:padding-right="0.0965in"/>
    </style:style>
    <style:style style:name="P327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28" style:family="table-cell">
      <style:table-cell-properties fo:border="0.0104in solid #000000" style:writing-mode="lr-tb" fo:padding-top="0in" fo:padding-left="0.0277in" fo:padding-bottom="0in" fo:padding-right="0.0965in"/>
    </style:style>
    <style:style style:name="P32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0" style:family="table-cell">
      <style:table-cell-properties fo:border="0.0104in solid #000000" style:writing-mode="lr-tb" fo:padding-top="0in" fo:padding-left="0.0277in" fo:padding-bottom="0in" fo:padding-right="0.0965in"/>
    </style:style>
    <style:style style:name="P33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2" style:family="table-cell">
      <style:table-cell-properties fo:border="0.0104in solid #000000" style:writing-mode="lr-tb" fo:padding-top="0in" fo:padding-left="0.0277in" fo:padding-bottom="0in" fo:padding-right="0.0965in"/>
    </style:style>
    <style:style style:name="P33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4" style:family="table-cell">
      <style:table-cell-properties fo:border="0.0104in solid #000000" style:writing-mode="lr-tb" fo:padding-top="0in" fo:padding-left="0.0277in" fo:padding-bottom="0in" fo:padding-right="0.0965in"/>
    </style:style>
    <style:style style:name="P33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36" style:family="table-cell">
      <style:table-cell-properties fo:border="0.0104in solid #000000" style:writing-mode="lr-tb" fo:padding-top="0in" fo:padding-left="0.0277in" fo:padding-bottom="0in" fo:padding-right="0.0965in"/>
    </style:style>
    <style:style style:name="P33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38" style:family="table-row">
      <style:table-row-properties style:min-row-height="0.159in" style:use-optimal-row-height="false"/>
    </style:style>
    <style:style style:name="P33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40" style:family="table-cell">
      <style:table-cell-properties fo:border="0.0104in solid #000000" style:writing-mode="lr-tb" fo:padding-top="0in" fo:padding-left="0.0277in" fo:padding-bottom="0in" fo:padding-right="0.0965in"/>
    </style:style>
    <style:style style:name="P34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42" style:family="table-cell">
      <style:table-cell-properties fo:border="0.0104in solid #000000" style:writing-mode="lr-tb" fo:padding-top="0in" fo:padding-left="0.0277in" fo:padding-bottom="0in" fo:padding-right="0.0965in"/>
    </style:style>
    <style:style style:name="P34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44" style:family="table-cell">
      <style:table-cell-properties fo:border="0.0104in solid #000000" style:writing-mode="lr-tb" fo:padding-top="0in" fo:padding-left="0.0277in" fo:padding-bottom="0in" fo:padding-right="0.0965in"/>
    </style:style>
    <style:style style:name="P34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46" style:family="table-cell">
      <style:table-cell-properties fo:border="0.0104in solid #000000" style:writing-mode="lr-tb" fo:padding-top="0in" fo:padding-left="0.0277in" fo:padding-bottom="0in" fo:padding-right="0.0965in"/>
    </style:style>
    <style:style style:name="P34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48" style:family="table-cell">
      <style:table-cell-properties fo:border="0.0104in solid #000000" style:writing-mode="lr-tb" fo:padding-top="0in" fo:padding-left="0.0277in" fo:padding-bottom="0in" fo:padding-right="0.0965in"/>
    </style:style>
    <style:style style:name="P34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50" style:family="table-cell">
      <style:table-cell-properties fo:border="0.0104in solid #000000" style:writing-mode="lr-tb" fo:padding-top="0in" fo:padding-left="0.0277in" fo:padding-bottom="0in" fo:padding-right="0.0965in"/>
    </style:style>
    <style:style style:name="P35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52" style:family="table-row">
      <style:table-row-properties style:min-row-height="0.159in" style:use-optimal-row-height="false"/>
    </style:style>
    <style:style style:name="P353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54" style:family="table-cell">
      <style:table-cell-properties fo:border="0.0104in solid #000000" style:writing-mode="lr-tb" fo:padding-top="0in" fo:padding-left="0.0277in" fo:padding-bottom="0in" fo:padding-right="0.0965in"/>
    </style:style>
    <style:style style:name="P355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56" style:family="table-cell">
      <style:table-cell-properties fo:border="0.0104in solid #000000" style:writing-mode="lr-tb" fo:padding-top="0in" fo:padding-left="0.0277in" fo:padding-bottom="0in" fo:padding-right="0.0965in"/>
    </style:style>
    <style:style style:name="P35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58" style:family="table-cell">
      <style:table-cell-properties fo:border="0.0104in solid #000000" style:writing-mode="lr-tb" fo:padding-top="0in" fo:padding-left="0.0277in" fo:padding-bottom="0in" fo:padding-right="0.0965in"/>
    </style:style>
    <style:style style:name="P35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60" style:family="table-cell">
      <style:table-cell-properties fo:border="0.0104in solid #000000" style:writing-mode="lr-tb" fo:padding-top="0in" fo:padding-left="0.0277in" fo:padding-bottom="0in" fo:padding-right="0.0965in"/>
    </style:style>
    <style:style style:name="P36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62" style:family="table-cell">
      <style:table-cell-properties fo:border="0.0104in solid #000000" style:writing-mode="lr-tb" fo:padding-top="0in" fo:padding-left="0.0277in" fo:padding-bottom="0in" fo:padding-right="0.0965in"/>
    </style:style>
    <style:style style:name="P36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64" style:family="table-cell">
      <style:table-cell-properties fo:border="0.0104in solid #000000" style:writing-mode="lr-tb" fo:padding-top="0in" fo:padding-left="0.0277in" fo:padding-bottom="0in" fo:padding-right="0.0965in"/>
    </style:style>
    <style:style style:name="P36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66" style:family="table-row">
      <style:table-row-properties style:min-row-height="0.159in" style:use-optimal-row-height="false"/>
    </style:style>
    <style:style style:name="P367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68" style:family="table-cell">
      <style:table-cell-properties fo:border="0.0104in solid #000000" style:writing-mode="lr-tb" fo:padding-top="0in" fo:padding-left="0.0277in" fo:padding-bottom="0in" fo:padding-right="0.0965in"/>
    </style:style>
    <style:style style:name="P369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70" style:family="table-cell">
      <style:table-cell-properties fo:border="0.0104in solid #000000" style:writing-mode="lr-tb" fo:padding-top="0in" fo:padding-left="0.0277in" fo:padding-bottom="0in" fo:padding-right="0.0965in"/>
    </style:style>
    <style:style style:name="P37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2" style:family="table-cell">
      <style:table-cell-properties fo:border="0.0104in solid #000000" style:writing-mode="lr-tb" fo:padding-top="0in" fo:padding-left="0.0277in" fo:padding-bottom="0in" fo:padding-right="0.0965in"/>
    </style:style>
    <style:style style:name="P37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4" style:family="table-cell">
      <style:table-cell-properties fo:border="0.0104in solid #000000" style:writing-mode="lr-tb" fo:padding-top="0in" fo:padding-left="0.0277in" fo:padding-bottom="0in" fo:padding-right="0.0965in"/>
    </style:style>
    <style:style style:name="P37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6" style:family="table-cell">
      <style:table-cell-properties fo:border="0.0104in solid #000000" style:writing-mode="lr-tb" fo:padding-top="0in" fo:padding-left="0.0277in" fo:padding-bottom="0in" fo:padding-right="0.0965in"/>
    </style:style>
    <style:style style:name="P37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78" style:family="table-cell">
      <style:table-cell-properties fo:border="0.0104in solid #000000" style:writing-mode="lr-tb" fo:padding-top="0in" fo:padding-left="0.0277in" fo:padding-bottom="0in" fo:padding-right="0.0965in"/>
    </style:style>
    <style:style style:name="P37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80" style:family="table-row">
      <style:table-row-properties style:min-row-height="0.159in" style:use-optimal-row-height="false"/>
    </style:style>
    <style:style style:name="P381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82" style:family="table-cell">
      <style:table-cell-properties fo:border="0.0104in solid #000000" style:writing-mode="lr-tb" fo:padding-top="0in" fo:padding-left="0.0277in" fo:padding-bottom="0in" fo:padding-right="0.0965in"/>
    </style:style>
    <style:style style:name="P383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84" style:family="table-cell">
      <style:table-cell-properties fo:border="0.0104in solid #000000" style:writing-mode="lr-tb" fo:padding-top="0in" fo:padding-left="0.0277in" fo:padding-bottom="0in" fo:padding-right="0.0965in"/>
    </style:style>
    <style:style style:name="P38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86" style:family="table-cell">
      <style:table-cell-properties fo:border="0.0104in solid #000000" style:writing-mode="lr-tb" fo:padding-top="0in" fo:padding-left="0.0277in" fo:padding-bottom="0in" fo:padding-right="0.0965in"/>
    </style:style>
    <style:style style:name="P38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88" style:family="table-cell">
      <style:table-cell-properties fo:border="0.0104in solid #000000" style:writing-mode="lr-tb" fo:padding-top="0in" fo:padding-left="0.0277in" fo:padding-bottom="0in" fo:padding-right="0.0965in"/>
    </style:style>
    <style:style style:name="P38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90" style:family="table-cell">
      <style:table-cell-properties fo:border="0.0104in solid #000000" style:writing-mode="lr-tb" fo:padding-top="0in" fo:padding-left="0.0277in" fo:padding-bottom="0in" fo:padding-right="0.0965in"/>
    </style:style>
    <style:style style:name="P39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392" style:family="table-cell">
      <style:table-cell-properties fo:border="0.0104in solid #000000" style:writing-mode="lr-tb" fo:padding-top="0in" fo:padding-left="0.0277in" fo:padding-bottom="0in" fo:padding-right="0.0965in"/>
    </style:style>
    <style:style style:name="P39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394" style:family="table-row">
      <style:table-row-properties style:min-row-height="0.159in" style:use-optimal-row-height="false"/>
    </style:style>
    <style:style style:name="P395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396" style:family="table-cell">
      <style:table-cell-properties fo:border="0.0104in solid #000000" style:writing-mode="lr-tb" fo:padding-top="0in" fo:padding-left="0.0277in" fo:padding-bottom="0in" fo:padding-right="0.0965in"/>
    </style:style>
    <style:style style:name="P397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398" style:family="table-cell">
      <style:table-cell-properties fo:border="0.0104in solid #000000" style:writing-mode="lr-tb" fo:padding-top="0in" fo:padding-left="0.0277in" fo:padding-bottom="0in" fo:padding-right="0.0965in"/>
    </style:style>
    <style:style style:name="P39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0" style:family="table-cell">
      <style:table-cell-properties fo:border="0.0104in solid #000000" style:writing-mode="lr-tb" fo:padding-top="0in" fo:padding-left="0.0277in" fo:padding-bottom="0in" fo:padding-right="0.0965in"/>
    </style:style>
    <style:style style:name="P40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2" style:family="table-cell">
      <style:table-cell-properties fo:border="0.0104in solid #000000" style:writing-mode="lr-tb" fo:padding-top="0in" fo:padding-left="0.0277in" fo:padding-bottom="0in" fo:padding-right="0.0965in"/>
    </style:style>
    <style:style style:name="P40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4" style:family="table-cell">
      <style:table-cell-properties fo:border="0.0104in solid #000000" style:writing-mode="lr-tb" fo:padding-top="0in" fo:padding-left="0.0277in" fo:padding-bottom="0in" fo:padding-right="0.0965in"/>
    </style:style>
    <style:style style:name="P40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06" style:family="table-cell">
      <style:table-cell-properties fo:border="0.0104in solid #000000" style:writing-mode="lr-tb" fo:padding-top="0in" fo:padding-left="0.0277in" fo:padding-bottom="0in" fo:padding-right="0.0965in"/>
    </style:style>
    <style:style style:name="P40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08" style:family="table-row">
      <style:table-row-properties style:min-row-height="0.159in" style:use-optimal-row-height="false"/>
    </style:style>
    <style:style style:name="P40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10" style:family="table-cell">
      <style:table-cell-properties fo:border="0.0104in solid #000000" style:writing-mode="lr-tb" fo:padding-top="0in" fo:padding-left="0.0277in" fo:padding-bottom="0in" fo:padding-right="0.0965in"/>
    </style:style>
    <style:style style:name="P41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12" style:family="table-cell">
      <style:table-cell-properties fo:border="0.0104in solid #000000" style:writing-mode="lr-tb" fo:padding-top="0in" fo:padding-left="0.0277in" fo:padding-bottom="0in" fo:padding-right="0.0965in"/>
    </style:style>
    <style:style style:name="P41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14" style:family="table-cell">
      <style:table-cell-properties fo:border="0.0104in solid #000000" style:writing-mode="lr-tb" fo:padding-top="0in" fo:padding-left="0.0277in" fo:padding-bottom="0in" fo:padding-right="0.0965in"/>
    </style:style>
    <style:style style:name="P41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16" style:family="table-cell">
      <style:table-cell-properties fo:border="0.0104in solid #000000" style:writing-mode="lr-tb" fo:padding-top="0in" fo:padding-left="0.0277in" fo:padding-bottom="0in" fo:padding-right="0.0965in"/>
    </style:style>
    <style:style style:name="P41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18" style:family="table-cell">
      <style:table-cell-properties fo:border="0.0104in solid #000000" style:writing-mode="lr-tb" fo:padding-top="0in" fo:padding-left="0.0277in" fo:padding-bottom="0in" fo:padding-right="0.0965in"/>
    </style:style>
    <style:style style:name="P41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20" style:family="table-cell">
      <style:table-cell-properties fo:border="0.0104in solid #000000" style:writing-mode="lr-tb" fo:padding-top="0in" fo:padding-left="0.0277in" fo:padding-bottom="0in" fo:padding-right="0.0965in"/>
    </style:style>
    <style:style style:name="P42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22" style:family="table-row">
      <style:table-row-properties style:min-row-height="0.159in" style:use-optimal-row-height="false"/>
    </style:style>
    <style:style style:name="P423" style:parent-style-name="Normal" style:family="paragraph">
      <style:paragraph-properties fo:text-align="center"/>
    </style:style>
    <style:style style:name="T424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425" style:family="table-cell">
      <style:table-cell-properties fo:border="0.0104in solid #000000" style:writing-mode="lr-tb" fo:padding-top="0in" fo:padding-left="0.0277in" fo:padding-bottom="0in" fo:padding-right="0.0965in"/>
    </style:style>
    <style:style style:name="P426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27" style:family="table-cell">
      <style:table-cell-properties fo:border="0.0104in solid #000000" style:writing-mode="lr-tb" fo:padding-top="0in" fo:padding-left="0.0277in" fo:padding-bottom="0in" fo:padding-right="0.0965in"/>
    </style:style>
    <style:style style:name="P42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29" style:family="table-cell">
      <style:table-cell-properties fo:border="0.0104in solid #000000" style:writing-mode="lr-tb" fo:padding-top="0in" fo:padding-left="0.0277in" fo:padding-bottom="0in" fo:padding-right="0.0965in"/>
    </style:style>
    <style:style style:name="P43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31" style:family="table-cell">
      <style:table-cell-properties fo:border="0.0104in solid #000000" style:writing-mode="lr-tb" fo:padding-top="0in" fo:padding-left="0.0277in" fo:padding-bottom="0in" fo:padding-right="0.0965in"/>
    </style:style>
    <style:style style:name="P43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33" style:family="table-cell">
      <style:table-cell-properties fo:border="0.0104in solid #000000" style:writing-mode="lr-tb" fo:padding-top="0in" fo:padding-left="0.0277in" fo:padding-bottom="0in" fo:padding-right="0.0965in"/>
    </style:style>
    <style:style style:name="P43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35" style:family="table-cell">
      <style:table-cell-properties fo:border="0.0104in solid #000000" style:writing-mode="lr-tb" fo:padding-top="0in" fo:padding-left="0.0277in" fo:padding-bottom="0in" fo:padding-right="0.0965in"/>
    </style:style>
    <style:style style:name="P43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37" style:family="table-row">
      <style:table-row-properties style:min-row-height="0.159in" style:use-optimal-row-height="false"/>
    </style:style>
    <style:style style:name="P438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39" style:family="table-cell">
      <style:table-cell-properties fo:border="0.0104in solid #000000" style:writing-mode="lr-tb" fo:padding-top="0in" fo:padding-left="0.0277in" fo:padding-bottom="0in" fo:padding-right="0.0965in"/>
    </style:style>
    <style:style style:name="P440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41" style:family="table-cell">
      <style:table-cell-properties fo:border="0.0104in solid #000000" style:writing-mode="lr-tb" fo:padding-top="0in" fo:padding-left="0.0277in" fo:padding-bottom="0in" fo:padding-right="0.0965in"/>
    </style:style>
    <style:style style:name="P442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3" style:family="table-cell">
      <style:table-cell-properties fo:border="0.0104in solid #000000" style:writing-mode="lr-tb" fo:padding-top="0in" fo:padding-left="0.0277in" fo:padding-bottom="0in" fo:padding-right="0.0965in"/>
    </style:style>
    <style:style style:name="P444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5" style:family="table-cell">
      <style:table-cell-properties fo:border="0.0104in solid #000000" style:writing-mode="lr-tb" fo:padding-top="0in" fo:padding-left="0.0277in" fo:padding-bottom="0in" fo:padding-right="0.0965in"/>
    </style:style>
    <style:style style:name="P446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7" style:family="table-cell">
      <style:table-cell-properties fo:border="0.0104in solid #000000" style:writing-mode="lr-tb" fo:padding-top="0in" fo:padding-left="0.0277in" fo:padding-bottom="0in" fo:padding-right="0.0965in"/>
    </style:style>
    <style:style style:name="P448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49" style:family="table-cell">
      <style:table-cell-properties fo:border="0.0104in solid #000000" style:writing-mode="lr-tb" fo:padding-top="0in" fo:padding-left="0.0277in" fo:padding-bottom="0in" fo:padding-right="0.0965in"/>
    </style:style>
    <style:style style:name="P450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51" style:family="table-row">
      <style:table-row-properties style:min-row-height="0.159in" style:use-optimal-row-height="false"/>
    </style:style>
    <style:style style:name="P452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53" style:family="table-cell">
      <style:table-cell-properties fo:border="0.0104in solid #000000" style:writing-mode="lr-tb" fo:padding-top="0in" fo:padding-left="0.0277in" fo:padding-bottom="0in" fo:padding-right="0.0965in"/>
    </style:style>
    <style:style style:name="P454" style:parent-style-name="Normal" style:family="paragraph">
      <style:paragraph-properties fo:text-align="center"/>
    </style:style>
    <style:style style:name="T455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456" style:parent-style-name="Normal" style:family="paragraph">
      <style:text-properties style:font-name="Verdana" fo:font-size="4pt" style:font-size-asian="4pt" style:font-size-complex="4pt"/>
    </style:style>
    <style:style style:name="T457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ableCell458" style:family="table-cell">
      <style:table-cell-properties fo:border="0.0104in solid #000000" style:writing-mode="lr-tb" fo:padding-top="0in" fo:padding-left="0.0277in" fo:padding-bottom="0in" fo:padding-right="0.0965in"/>
    </style:style>
    <style:style style:name="P45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0" style:family="table-cell">
      <style:table-cell-properties fo:border="0.0104in solid #000000" style:writing-mode="lr-tb" fo:padding-top="0in" fo:padding-left="0.0277in" fo:padding-bottom="0in" fo:padding-right="0.0965in"/>
    </style:style>
    <style:style style:name="P46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2" style:family="table-cell">
      <style:table-cell-properties fo:border="0.0104in solid #000000" style:writing-mode="lr-tb" fo:padding-top="0in" fo:padding-left="0.0277in" fo:padding-bottom="0in" fo:padding-right="0.0965in"/>
    </style:style>
    <style:style style:name="P46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4" style:family="table-cell">
      <style:table-cell-properties fo:border="0.0104in solid #000000" style:writing-mode="lr-tb" fo:padding-top="0in" fo:padding-left="0.0277in" fo:padding-bottom="0in" fo:padding-right="0.0965in"/>
    </style:style>
    <style:style style:name="P46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66" style:family="table-cell">
      <style:table-cell-properties fo:border="0.0104in solid #000000" style:writing-mode="lr-tb" fo:padding-top="0in" fo:padding-left="0.0277in" fo:padding-bottom="0in" fo:padding-right="0.0965in"/>
    </style:style>
    <style:style style:name="P46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68" style:family="table-row">
      <style:table-row-properties style:min-row-height="0.159in" style:use-optimal-row-height="false"/>
    </style:style>
    <style:style style:name="P469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70" style:family="table-cell">
      <style:table-cell-properties fo:border="0.0104in solid #000000" style:writing-mode="lr-tb" fo:padding-top="0in" fo:padding-left="0.0277in" fo:padding-bottom="0in" fo:padding-right="0.0965in"/>
    </style:style>
    <style:style style:name="P471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72" style:family="table-cell">
      <style:table-cell-properties fo:border="0.0104in solid #000000" style:writing-mode="lr-tb" fo:padding-top="0in" fo:padding-left="0.0277in" fo:padding-bottom="0in" fo:padding-right="0.0965in"/>
    </style:style>
    <style:style style:name="P47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74" style:family="table-cell">
      <style:table-cell-properties fo:border="0.0104in solid #000000" style:writing-mode="lr-tb" fo:padding-top="0in" fo:padding-left="0.0277in" fo:padding-bottom="0in" fo:padding-right="0.0965in"/>
    </style:style>
    <style:style style:name="P47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76" style:family="table-cell">
      <style:table-cell-properties fo:border="0.0104in solid #000000" style:writing-mode="lr-tb" fo:padding-top="0in" fo:padding-left="0.0277in" fo:padding-bottom="0in" fo:padding-right="0.0965in"/>
    </style:style>
    <style:style style:name="P47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78" style:family="table-cell">
      <style:table-cell-properties fo:border="0.0104in solid #000000" style:writing-mode="lr-tb" fo:padding-top="0in" fo:padding-left="0.0277in" fo:padding-bottom="0in" fo:padding-right="0.0965in"/>
    </style:style>
    <style:style style:name="P47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80" style:family="table-cell">
      <style:table-cell-properties fo:border="0.0104in solid #000000" style:writing-mode="lr-tb" fo:padding-top="0in" fo:padding-left="0.0277in" fo:padding-bottom="0in" fo:padding-right="0.0965in"/>
    </style:style>
    <style:style style:name="P48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82" style:family="table-row">
      <style:table-row-properties style:min-row-height="0.159in" style:use-optimal-row-height="false"/>
    </style:style>
    <style:style style:name="P483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84" style:family="table-cell">
      <style:table-cell-properties fo:border="0.0104in solid #000000" style:writing-mode="lr-tb" fo:padding-top="0in" fo:padding-left="0.0277in" fo:padding-bottom="0in" fo:padding-right="0.0965in"/>
    </style:style>
    <style:style style:name="P485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486" style:family="table-cell">
      <style:table-cell-properties fo:border="0.0104in solid #000000" style:writing-mode="lr-tb" fo:padding-top="0in" fo:padding-left="0.0277in" fo:padding-bottom="0in" fo:padding-right="0.0965in"/>
    </style:style>
    <style:style style:name="P48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88" style:family="table-cell">
      <style:table-cell-properties fo:border="0.0104in solid #000000" style:writing-mode="lr-tb" fo:padding-top="0in" fo:padding-left="0.0277in" fo:padding-bottom="0in" fo:padding-right="0.0965in"/>
    </style:style>
    <style:style style:name="P48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90" style:family="table-cell">
      <style:table-cell-properties fo:border="0.0104in solid #000000" style:writing-mode="lr-tb" fo:padding-top="0in" fo:padding-left="0.0277in" fo:padding-bottom="0in" fo:padding-right="0.0965in"/>
    </style:style>
    <style:style style:name="P49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92" style:family="table-cell">
      <style:table-cell-properties fo:border="0.0104in solid #000000" style:writing-mode="lr-tb" fo:padding-top="0in" fo:padding-left="0.0277in" fo:padding-bottom="0in" fo:padding-right="0.0965in"/>
    </style:style>
    <style:style style:name="P49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494" style:family="table-cell">
      <style:table-cell-properties fo:border="0.0104in solid #000000" style:writing-mode="lr-tb" fo:padding-top="0in" fo:padding-left="0.0277in" fo:padding-bottom="0in" fo:padding-right="0.0965in"/>
    </style:style>
    <style:style style:name="P49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496" style:family="table-row">
      <style:table-row-properties style:min-row-height="0.159in" style:use-optimal-row-height="false"/>
    </style:style>
    <style:style style:name="P497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498" style:family="table-cell">
      <style:table-cell-properties fo:border="0.0104in solid #000000" style:writing-mode="lr-tb" fo:padding-top="0in" fo:padding-left="0.0277in" fo:padding-bottom="0in" fo:padding-right="0.0965in"/>
    </style:style>
    <style:style style:name="P499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00" style:family="table-cell">
      <style:table-cell-properties fo:border="0.0104in solid #000000" style:writing-mode="lr-tb" fo:padding-top="0in" fo:padding-left="0.0277in" fo:padding-bottom="0in" fo:padding-right="0.0965in"/>
    </style:style>
    <style:style style:name="P50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2" style:family="table-cell">
      <style:table-cell-properties fo:border="0.0104in solid #000000" style:writing-mode="lr-tb" fo:padding-top="0in" fo:padding-left="0.0277in" fo:padding-bottom="0in" fo:padding-right="0.0965in"/>
    </style:style>
    <style:style style:name="P50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4" style:family="table-cell">
      <style:table-cell-properties fo:border="0.0104in solid #000000" style:writing-mode="lr-tb" fo:padding-top="0in" fo:padding-left="0.0277in" fo:padding-bottom="0in" fo:padding-right="0.0965in"/>
    </style:style>
    <style:style style:name="P50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6" style:family="table-cell">
      <style:table-cell-properties fo:border="0.0104in solid #000000" style:writing-mode="lr-tb" fo:padding-top="0in" fo:padding-left="0.0277in" fo:padding-bottom="0in" fo:padding-right="0.0965in"/>
    </style:style>
    <style:style style:name="P50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08" style:family="table-cell">
      <style:table-cell-properties fo:border="0.0104in solid #000000" style:writing-mode="lr-tb" fo:padding-top="0in" fo:padding-left="0.0277in" fo:padding-bottom="0in" fo:padding-right="0.0965in"/>
    </style:style>
    <style:style style:name="P50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10" style:family="table-row">
      <style:table-row-properties style:min-row-height="0.159in" style:use-optimal-row-height="false"/>
    </style:style>
    <style:style style:name="P511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12" style:family="table-cell">
      <style:table-cell-properties fo:border="0.0104in solid #000000" style:writing-mode="lr-tb" fo:padding-top="0in" fo:padding-left="0.0277in" fo:padding-bottom="0in" fo:padding-right="0.0965in"/>
    </style:style>
    <style:style style:name="P513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14" style:family="table-cell">
      <style:table-cell-properties fo:border="0.0104in solid #000000" style:writing-mode="lr-tb" fo:padding-top="0in" fo:padding-left="0.0277in" fo:padding-bottom="0in" fo:padding-right="0.0965in"/>
    </style:style>
    <style:style style:name="P51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16" style:family="table-cell">
      <style:table-cell-properties fo:border="0.0104in solid #000000" style:writing-mode="lr-tb" fo:padding-top="0in" fo:padding-left="0.0277in" fo:padding-bottom="0in" fo:padding-right="0.0965in"/>
    </style:style>
    <style:style style:name="P51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18" style:family="table-cell">
      <style:table-cell-properties fo:border="0.0104in solid #000000" style:writing-mode="lr-tb" fo:padding-top="0in" fo:padding-left="0.0277in" fo:padding-bottom="0in" fo:padding-right="0.0965in"/>
    </style:style>
    <style:style style:name="P51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20" style:family="table-cell">
      <style:table-cell-properties fo:border="0.0104in solid #000000" style:writing-mode="lr-tb" fo:padding-top="0in" fo:padding-left="0.0277in" fo:padding-bottom="0in" fo:padding-right="0.0965in"/>
    </style:style>
    <style:style style:name="P52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22" style:family="table-cell">
      <style:table-cell-properties fo:border="0.0104in solid #000000" style:writing-mode="lr-tb" fo:padding-top="0in" fo:padding-left="0.0277in" fo:padding-bottom="0in" fo:padding-right="0.0965in"/>
    </style:style>
    <style:style style:name="P52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Row524" style:family="table-row">
      <style:table-row-properties style:min-row-height="0.159in" style:use-optimal-row-height="false"/>
    </style:style>
    <style:style style:name="P525" style:parent-style-name="Normal" style:family="paragraph">
      <style:paragraph-properties fo:margin-bottom="0.1111in" fo:line-height="100%"/>
      <style:text-properties style:font-name-asian="Times New Roman" style:font-name-complex="Times New Roman" style:use-window-font-color="true" fo:hyphenate="true"/>
    </style:style>
    <style:style style:name="TableCell526" style:family="table-cell">
      <style:table-cell-properties fo:border="0.0104in solid #000000" style:writing-mode="lr-tb" fo:padding-top="0in" fo:padding-left="0.0277in" fo:padding-bottom="0in" fo:padding-right="0.0965in"/>
    </style:style>
    <style:style style:name="P527" style:parent-style-name="Normal" style:family="paragraph">
      <style:paragraph-properties fo:text-align="center"/>
      <style:text-properties style:font-name="Verdana" style:font-name-asian="Verdana" style:font-name-complex="Verdana" fo:font-size="6pt" style:font-size-asian="6pt"/>
    </style:style>
    <style:style style:name="TableCell528" style:family="table-cell">
      <style:table-cell-properties fo:border="0.0104in solid #000000" style:writing-mode="lr-tb" fo:padding-top="0in" fo:padding-left="0.0277in" fo:padding-bottom="0in" fo:padding-right="0.0965in"/>
    </style:style>
    <style:style style:name="P529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0" style:family="table-cell">
      <style:table-cell-properties fo:border="0.0104in solid #000000" style:writing-mode="lr-tb" fo:padding-top="0in" fo:padding-left="0.0277in" fo:padding-bottom="0in" fo:padding-right="0.0965in"/>
    </style:style>
    <style:style style:name="P531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2" style:family="table-cell">
      <style:table-cell-properties fo:border="0.0104in solid #000000" style:writing-mode="lr-tb" fo:padding-top="0in" fo:padding-left="0.0277in" fo:padding-bottom="0in" fo:padding-right="0.0965in"/>
    </style:style>
    <style:style style:name="P533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4" style:family="table-cell">
      <style:table-cell-properties fo:border="0.0104in solid #000000" style:writing-mode="lr-tb" fo:padding-top="0in" fo:padding-left="0.0277in" fo:padding-bottom="0in" fo:padding-right="0.0965in"/>
    </style:style>
    <style:style style:name="P535" style:parent-style-name="Normal" style:family="paragraph">
      <style:text-properties style:font-name="Verdana" style:font-name-asian="Verdana" style:font-name-complex="Verdana" fo:font-size="6pt" style:font-size-asian="6pt"/>
    </style:style>
    <style:style style:name="TableCell536" style:family="table-cell">
      <style:table-cell-properties fo:border="0.0104in solid #000000" style:writing-mode="lr-tb" fo:padding-top="0in" fo:padding-left="0.0277in" fo:padding-bottom="0in" fo:padding-right="0.0965in"/>
    </style:style>
    <style:style style:name="P537" style:parent-style-name="Normal" style:family="paragraph">
      <style:text-properties style:font-name="Verdana" style:font-name-asian="Verdana" style:font-name-complex="Verdana" fo:font-size="6pt" style:font-size-asian="6pt"/>
    </style:style>
    <style:style style:name="P538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539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P540" style:parent-style-name="Normal" style:family="paragraph">
      <style:paragraph-properties fo:margin-bottom="0.0006in" fo:line-height="100%" fo:margin-left="-0.0034in" fo:margin-right="-0.0104in" fo:text-indent="-0.0069in">
        <style:tab-stops/>
      </style:paragraph-properties>
    </style:style>
    <style:style style:name="T541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542" style:parent-style-name="DefaultParagraphFont" style:family="text">
      <style:text-properties fo:font-size="9pt" style:font-size-asian="9pt"/>
    </style:style>
    <style:style style:name="T543" style:parent-style-name="DefaultParagraphFont" style:family="text">
      <style:text-properties style:font-name="Verdana" style:font-name-asian="Verdana" style:font-name-complex="Verdana" fo:font-size="6pt" style:font-size-asian="6pt"/>
    </style:style>
    <style:style style:name="T544" style:parent-style-name="DefaultParagraphFont" style:family="text">
      <style:text-properties fo:font-size="9pt" style:font-size-asian="9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S 192 Software Engineering II</text:span></text:p>
      <text:p text:style-name="P3"><text:span text:style-name="T4">Implementation Plan</text:span><text:span text:style-name="T5"><text:s/>and Accountability Report</text:span></text:p>
      <text:p text:style-name="P6"><text:span text:style-name="T7"><text:s/></text:span></text:p>
      <text:p text:style-name="P8"><text:span text:style-name="T9">Developer’s Group Name: XCRAM</text:span></text:p>
      <text:p text:style-name="P10"><text:span text:style-name="T11">Project Name: TaskOverflow</text:span></text:p>
      <text:p text:style-name="P12"><text:span text:style-name="T13"><text:s/></text:span></text:p>
      <text:p text:style-name="P14"><text:span text:style-name="T15">In this sheet, record planned activities for<text:s/></text:span><text:span text:style-name="T16">the sprint. <text:s/>This should be updated per sprint and submitted to the instructor.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Sprint No.</text:span></text:p>
          </table:table-cell>
          <table:table-cell table:style-name="TableCell29">
            <text:p text:style-name="P30"><text:span text:style-name="T31">Date</text:span></text:p>
          </table:table-cell>
          <table:table-cell table:style-name="TableCell32">
            <text:p text:style-name="P33"><text:span text:style-name="T34">Activity</text:span></text:p>
          </table:table-cell>
          <table:table-cell table:style-name="TableCell35">
            <text:p text:style-name="P36"><text:span text:style-name="T37">Accountability (Name of</text:span></text:p>
            <text:p text:style-name="P38"><text:span text:style-name="T39">Person)</text:span></text:p>
          </table:table-cell>
          <table:table-cell table:style-name="TableCell40">
            <text:p text:style-name="P41"><text:span text:style-name="T42">Output</text:span></text:p>
          </table:table-cell>
          <table:table-cell table:style-name="TableCell43">
            <text:p text:style-name="P44"><text:span text:style-name="T45">Done (Y/N)</text:span></text:p>
          </table:table-cell>
          <table:table-cell table:style-name="TableCell46">
            <text:p text:style-name="P47"><text:span text:style-name="T48">Remarks</text:span></text:p>
          </table:table-cell>
        </table:table-row>
        <table:table-row table:style-name="TableRow49">
          <table:table-cell table:style-name="TableCell50" table:number-rows-spanned="8">
            <text:p text:style-name="P51"><text:span text:style-name="T52">1</text:span></text:p>
          </table:table-cell>
          <table:table-cell table:style-name="TableCell53">
            <text:p text:style-name="Normal"><text:span text:style-name="T54"><text:s/>1/25/17</text:span></text:p>
          </table:table-cell>
          <table:table-cell table:style-name="TableCell55">
            <text:p text:style-name="Normal"><text:span text:style-name="T56">Plan and prepare Sprint Review Checklist</text:span></text:p>
          </table:table-cell>
          <table:table-cell table:style-name="TableCell57">
            <text:p text:style-name="Normal"><text:span text:style-name="T58">Sharleen Go</text:span></text:p>
          </table:table-cell>
          <table:table-cell table:style-name="TableCell59">
            <text:p text:style-name="Normal"><text:span text:style-name="T60">Implementation Plan</text:span></text:p>
          </table:table-cell>
          <table:table-cell table:style-name="TableCell61">
            <text:p text:style-name="Normal"><text:span text:style-name="T62"><text:s/>Y</text:span></text:p>
          </table:table-cell>
          <table:table-cell table:style-name="TableCell63">
            <text:p text:style-name="Normal"><text:span text:style-name="T64"><text:s/></text:span>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Normal"><text:span text:style-name="T68"><text:s/></text:span><text:span text:style-name="T69">1/28/17</text:span></text:p>
          </table:table-cell>
          <table:table-cell table:style-name="TableCell70">
            <text:p text:style-name="Normal"><text:span text:style-name="T71">Code the add task functionality of the task allocator</text:span></text:p>
          </table:table-cell>
          <table:table-cell table:style-name="TableCell72">
            <text:p text:style-name="Normal"><text:span text:style-name="T73"><text:s/>Gerry Agluba</text:span></text:p>
          </table:table-cell>
          <table:table-cell table:style-name="TableCell74">
            <text:p text:style-name="Normal"><text:span text:style-name="T75"><text:s/>Source Code(found in the taskOverflow folder)</text:span></text:p>
          </table:table-cell>
          <table:table-cell table:style-name="TableCell76">
            <text:p text:style-name="Normal"><text:span text:style-name="T77"><text:s/>Y</text:span></text:p>
          </table:table-cell>
          <table:table-cell table:style-name="TableCell78">
            <text:p text:style-name="Normal"><text:span text:style-name="T79"><text:s/></text:span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Normal"><text:span text:style-name="T83"><text:s/>1/28/17</text:span></text:p>
          </table:table-cell>
          <table:table-cell table:style-name="TableCell84">
            <text:p text:style-name="Normal"><text:span text:style-name="T85">Test the add task functionality of the task allocator</text:span></text:p>
          </table:table-cell>
          <table:table-cell table:style-name="TableCell86">
            <text:p text:style-name="Normal"><text:span text:style-name="T87"><text:s/>Sharleen Go</text:span></text:p>
          </table:table-cell>
          <table:table-cell table:style-name="TableCell88">
            <text:p text:style-name="Normal"><text:span text:style-name="T89">Test Scorecard Result</text:span></text:p>
          </table:table-cell>
          <table:table-cell table:style-name="TableCell90">
            <text:p text:style-name="Normal"><text:span text:style-name="T91"><text:s/>Y</text:span></text:p>
          </table:table-cell>
          <table:table-cell table:style-name="TableCell92">
            <text:p text:style-name="Normal"><text:span text:style-name="T93">Use Test Scorecard done<text:s/></text:span><text:span text:style-name="T94">in CS 191</text:span></text:p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Normal"><text:span text:style-name="T98"><text:s/>1/30/17</text:span></text:p>
          </table:table-cell>
          <table:table-cell table:style-name="TableCell99">
            <text:p text:style-name="Normal"><text:span text:style-name="T100">Code Review the add task functionality of the task allocator</text:span></text:p>
          </table:table-cell>
          <table:table-cell table:style-name="TableCell101">
            <text:p text:style-name="Normal"><text:span text:style-name="T102"><text:s/>Robelle Silverio</text:span></text:p>
          </table:table-cell>
          <table:table-cell table:style-name="TableCell103">
            <text:p text:style-name="Normal"><text:span text:style-name="T104">Code Review Result</text:span></text:p>
          </table:table-cell>
          <table:table-cell table:style-name="TableCell105">
            <text:p text:style-name="Normal"><text:span text:style-name="T106"><text:s/>Y</text:span></text:p>
          </table:table-cell>
          <table:table-cell table:style-name="TableCell107">
            <text:p text:style-name="Normal"><text:span text:style-name="T108"><text:s/></text:span></text:p>
          </table:table-cell>
        </table:table-row>
        <table:table-row table:style-name="TableRow109">
          <table:covered-table-cell>
            <text:p text:style-name="P110"/>
          </table:covered-table-cell>
          <table:table-cell table:style-name="TableCell111">
            <text:p text:style-name="Normal"><text:span text:style-name="T112"><text:s/>1/28/17</text:span></text:p>
          </table:table-cell>
          <table:table-cell table:style-name="TableCell113">
            <text:p text:style-name="P114"><text:span text:style-name="T115">Debugging</text:span></text:p>
          </table:table-cell>
          <table:table-cell table:style-name="TableCell116">
            <text:p text:style-name="Normal"><text:span text:style-name="T117"><text:s/>Gerry Agluba</text:span></text:p>
          </table:table-cell>
          <table:table-cell table:style-name="TableCell118">
            <text:p text:style-name="Normal"><text:span text:style-name="T119"><text:s/></text:span></text:p>
          </table:table-cell>
          <table:table-cell table:style-name="TableCell120">
            <text:p text:style-name="Normal"><text:span text:style-name="T121"><text:s/>Y</text:span></text:p>
          </table:table-cell>
          <table:table-cell table:style-name="TableCell122">
            <text:p text:style-name="Normal"><text:span text:style-name="T123"><text:s/></text:span>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1/28/17</text:p>
          </table:table-cell>
          <table:table-cell table:style-name="TableCell128">
            <text:p text:style-name="P129">Retesting</text:p>
          </table:table-cell>
          <table:table-cell table:style-name="TableCell130">
            <text:p text:style-name="Normal"><text:span text:style-name="T131"><text:s/>Sharleen Go</text:span></text:p>
          </table:table-cell>
          <table:table-cell table:style-name="TableCell132">
            <text:p text:style-name="Normal"/>
          </table:table-cell>
          <table:table-cell table:style-name="TableCell133">
            <text:p text:style-name="Normal"><text:span text:style-name="T134">Y</text:span></text:p>
          </table:table-cell>
          <table:table-cell table:style-name="TableCell135">
            <text:p text:style-name="Normal"/>
          </table: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Normal"><text:span text:style-name="T139"><text:s/>2/03/17</text:span></text:p>
          </table:table-cell>
          <table:table-cell table:style-name="TableCell140">
            <text:p text:style-name="Normal"><text:span text:style-name="T141">Sprint Review</text:span></text:p>
          </table:table-cell>
          <table:table-cell table:style-name="TableCell142">
            <text:p text:style-name="Normal"><text:span text:style-name="T143"><text:s/>Robelle Silverio</text:span></text:p>
          </table:table-cell>
          <table:table-cell table:style-name="TableCell144">
            <text:p text:style-name="Normal"><text:span text:style-name="T145">Sprint<text:s/></text:span><text:span text:style-name="T146">Review Document</text:span></text:p>
          </table:table-cell>
          <table:table-cell table:style-name="TableCell147">
            <text:p text:style-name="Normal"><text:span text:style-name="T148"><text:s/>Y</text:span></text:p>
          </table:table-cell>
          <table:table-cell table:style-name="TableCell149">
            <text:p text:style-name="Normal"><text:span text:style-name="T150"><text:s/></text:span>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Normal"><text:span text:style-name="T154"><text:s/>2/03/17</text:span></text:p>
          </table:table-cell>
          <table:table-cell table:style-name="TableCell155">
            <text:p text:style-name="Normal"><text:span text:style-name="T156">Sprint Retrospect</text:span></text:p>
          </table:table-cell>
          <table:table-cell table:style-name="TableCell157">
            <text:p text:style-name="Normal"><text:span text:style-name="T158"><text:s/>Robelle Silverio</text:span></text:p>
          </table:table-cell>
          <table:table-cell table:style-name="TableCell159">
            <text:p text:style-name="Normal"><text:span text:style-name="T160">Sprint Retrospect Document</text:span></text:p>
          </table:table-cell>
          <table:table-cell table:style-name="TableCell161">
            <text:p text:style-name="Normal"><text:span text:style-name="T162"><text:s/>Y</text:span></text:p>
          </table:table-cell>
          <table:table-cell table:style-name="TableCell163">
            <text:p text:style-name="Normal"><text:span text:style-name="T164">https://github.com/sharleengo/XCRAM/tree/master/05%20Implementation/taskOverflow</text:span></text:p>
          </table:table-cell>
        </table:table-row>
        <table:table-row table:style-name="TableRow165">
          <table:table-cell table:style-name="TableCell166" table:number-rows-spanned="10">
            <text:p text:style-name="P167"><text:span text:style-name="T168">2</text:span></text:p>
          </table:table-cell>
          <table:table-cell table:style-name="TableCell169">
            <text:p text:style-name="Normal"><text:span text:style-name="T170"><text:s/>2/07/17</text:span></text:p>
          </table:table-cell>
          <table:table-cell table:style-name="TableCell171">
            <text:p text:style-name="Normal"><text:span text:style-name="T172">Plan and prepare Sprint Review Checklist</text:span></text:p>
          </table:table-cell>
          <table:table-cell table:style-name="TableCell173">
            <text:p text:style-name="Normal"><text:span text:style-name="T174"><text:s/>Sharleen Go</text:span></text:p>
          </table:table-cell>
          <table:table-cell table:style-name="TableCell175">
            <text:p text:style-name="Normal"><text:span text:style-name="T176"><text:s/></text:span><text:span text:style-name="T177">Implementation Plan</text:span></text:p>
          </table:table-cell>
          <table:table-cell table:style-name="TableCell178">
            <text:p text:style-name="Normal"><text:span text:style-name="T179"><text:s/>Y</text:span></text:p>
          </table:table-cell>
          <table:table-cell table:style-name="TableCell180">
            <text:p text:style-name="Normal"><text:span text:style-name="T181"><text:s/></text:span></text:p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Normal"><text:span text:style-name="T185"><text:s/>2/16/17</text:span></text:p>
          </table:table-cell>
          <table:table-cell table:style-name="TableCell186">
            <text:p text:style-name="Normal"><text:span text:style-name="T187">Polish the code for the add task functionality of the Task Allocator</text:span></text:p>
          </table:table-cell>
          <table:table-cell table:style-name="TableCell188">
            <text:p text:style-name="Normal"><text:span text:style-name="T189"><text:s text:c="2"/>Gerry Agluba</text:span></text:p>
          </table:table-cell>
          <table:table-cell table:style-name="TableCell190">
            <text:p text:style-name="Normal"><text:span text:style-name="T191"><text:s/>Source Code(found in the taskOverflow folder)</text:span></text:p>
          </table:table-cell>
          <table:table-cell table:style-name="TableCell192">
            <text:p text:style-name="Normal"><text:span text:style-name="T193"><text:s/>Y</text:span></text:p>
          </table:table-cell>
          <table:table-cell table:style-name="TableCell194">
            <text:p text:style-name="Normal"><text:span text:style-name="T195"><text:s/></text:span></text:p>
          </table:table-cell>
        </table:table-row>
        <table:table-row table:style-name="TableRow196">
          <table:covered-table-cell>
            <text:p text:style-name="P197"/>
          </table:covered-table-cell>
          <table:table-cell table:style-name="TableCell198">
            <text:p text:style-name="Normal"><text:span text:style-name="T199"><text:s/>2/11/17</text:span></text:p>
          </table:table-cell>
          <table:table-cell table:style-name="TableCell200">
            <text:p text:style-name="Normal"><text:span text:style-name="T201">Code the Clear Schedule and Delete Task functionality of the Task<text:s/></text:span><text:span text:style-name="T202">Allocator</text:span></text:p>
          </table:table-cell>
          <table:table-cell table:style-name="TableCell203">
            <text:p text:style-name="Normal"><text:span text:style-name="T204"><text:s/>Robelle Silverio</text:span></text:p>
          </table:table-cell>
          <table:table-cell table:style-name="TableCell205">
            <text:p text:style-name="Normal"><text:span text:style-name="T206"><text:s/>Source Code(found in the taskOverflow folder)</text:span></text:p>
            <text:p text:style-name="Normal"><text:span text:style-name="T207">- integrated</text:span></text:p>
          </table:table-cell>
          <table:table-cell table:style-name="TableCell208">
            <text:p text:style-name="Normal"><text:span text:style-name="T209"><text:s/>Y</text:span></text:p>
          </table:table-cell>
          <table:table-cell table:style-name="TableCell210">
            <text:p text:style-name="Normal"><text:span text:style-name="T211"><text:s/></text:span>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Normal"><text:span text:style-name="T215">2/17/17</text:span></text:p>
          </table:table-cell>
          <table:table-cell table:style-name="TableCell216">
            <text:p text:style-name="Normal"><text:span text:style-name="T217">Made a back up code for the Task Allocator in case bugs still persists on the main code.</text:span></text:p>
          </table:table-cell>
          <table:table-cell table:style-name="TableCell218">
            <text:p text:style-name="Normal"><text:span text:style-name="T219">Sharleen Go</text:span></text:p>
          </table:table-cell>
          <table:table-cell table:style-name="TableCell220">
            <text:p text:style-name="Normal"><text:span text:style-name="T221">Source Code(main.py)</text:span></text:p>
          </table:table-cell>
          <table:table-cell table:style-name="TableCell222">
            <text:p text:style-name="Normal"><text:span text:style-name="T223">Y</text:span></text:p>
          </table:table-cell>
          <table:table-cell table:style-name="TableCell224">
            <text:p text:style-name="Normal"/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Normal"><text:span text:style-name="T228"><text:s/>2/16/17</text:span></text:p>
          </table:table-cell>
          <table:table-cell table:style-name="TableCell229">
            <text:p text:style-name="Normal"><text:span text:style-name="T230">Test the add<text:s/></text:span><text:span text:style-name="T231">task, clear schedule and delete task functionality of the task allocator</text:span></text:p>
          </table:table-cell>
          <table:table-cell table:style-name="TableCell232">
            <text:p text:style-name="Normal"><text:span text:style-name="T233"><text:s/>Sharleen Go</text:span></text:p>
          </table:table-cell>
          <table:table-cell table:style-name="TableCell234">
            <text:p text:style-name="Normal"><text:span text:style-name="T235"><text:s/>Test Scorecard Result</text:span></text:p>
          </table:table-cell>
          <table:table-cell table:style-name="TableCell236">
            <text:p text:style-name="Normal"><text:span text:style-name="T237"><text:s/>Y</text:span></text:p>
          </table:table-cell>
          <table:table-cell table:style-name="TableCell238">
            <text:p text:style-name="Normal"><text:span text:style-name="T239"><text:s/></text:span></text:p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Normal"><text:span text:style-name="T243">2/17/17</text:span></text:p>
          </table:table-cell>
          <table:table-cell table:style-name="TableCell244">
            <text:p text:style-name="Normal"><text:span text:style-name="T245">Test “back up” code</text:span></text:p>
          </table:table-cell>
          <table:table-cell table:style-name="TableCell246">
            <text:p text:style-name="Normal"><text:span text:style-name="T247">Robelle Silverio</text:span></text:p>
          </table:table-cell>
          <table:table-cell table:style-name="TableCell248">
            <text:p text:style-name="Normal"><text:span text:style-name="T249">Test Scorecard Result</text:span></text:p>
          </table:table-cell>
          <table:table-cell table:style-name="TableCell250">
            <text:p text:style-name="Normal"><text:span text:style-name="T251">Y</text:span></text:p>
          </table:table-cell>
          <table:table-cell table:style-name="TableCell252">
            <text:p text:style-name="Normal"/>
          </table:table-cell>
        </table:table-row>
        <table:table-row table:style-name="TableRow253">
          <table:covered-table-cell>
            <text:p text:style-name="P254"/>
          </table:covered-table-cell>
          <table:table-cell table:style-name="TableCell255">
            <text:p text:style-name="Normal"><text:span text:style-name="T256"><text:s/>2/16/17</text:span></text:p>
          </table:table-cell>
          <table:table-cell table:style-name="TableCell257">
            <text:p text:style-name="Normal"><text:span text:style-name="T258">Debugging</text:span></text:p>
          </table:table-cell>
          <table:table-cell table:style-name="TableCell259">
            <text:p text:style-name="Normal"><text:span text:style-name="T260"><text:s/>Gerry Agluba</text:span></text:p>
          </table:table-cell>
          <table:table-cell table:style-name="TableCell261">
            <text:p text:style-name="Normal"><text:span text:style-name="T262"><text:s/></text:span></text:p>
          </table:table-cell>
          <table:table-cell table:style-name="TableCell263">
            <text:p text:style-name="Normal"><text:span text:style-name="T264">Y</text:span></text:p>
          </table:table-cell>
          <table:table-cell table:style-name="TableCell265">
            <text:p text:style-name="Normal"><text:span text:style-name="T266"><text:s/></text:span></text:p>
          </table:table-cell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Normal"><text:span text:style-name="T270">2/16/17</text:span></text:p>
          </table:table-cell>
          <table:table-cell table:style-name="TableCell271">
            <text:p text:style-name="Normal"><text:span text:style-name="T272">Retesting</text:span></text:p>
          </table:table-cell>
          <table:table-cell table:style-name="TableCell273">
            <text:p text:style-name="Normal"><text:span text:style-name="T274"><text:s/>Sharleen</text:span><text:span text:style-name="T275"><text:s/>Go</text:span></text:p>
          </table:table-cell>
          <table:table-cell table:style-name="TableCell276">
            <text:p text:style-name="Normal"/>
          </table:table-cell>
          <table:table-cell table:style-name="TableCell277">
            <text:p text:style-name="Normal"><text:span text:style-name="T278">Y</text:span></text:p>
          </table:table-cell>
          <table:table-cell table:style-name="TableCell279">
            <text:p text:style-name="Normal"/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Normal"><text:span text:style-name="T283"><text:s/>2/16/17</text:span></text:p>
          </table:table-cell>
          <table:table-cell table:style-name="TableCell284">
            <text:p text:style-name="Normal"><text:span text:style-name="T285">Sprint Review</text:span></text:p>
          </table:table-cell>
          <table:table-cell table:style-name="TableCell286">
            <text:p text:style-name="Normal"><text:span text:style-name="T287"><text:s/>Sharleen Go</text:span></text:p>
          </table:table-cell>
          <table:table-cell table:style-name="TableCell288">
            <text:p text:style-name="Normal"><text:span text:style-name="T289">Sprint Review Document</text:span></text:p>
          </table:table-cell>
          <table:table-cell table:style-name="TableCell290">
            <text:p text:style-name="Normal"><text:span text:style-name="T291"><text:s/>Y</text:span></text:p>
          </table:table-cell>
          <table:table-cell table:style-name="TableCell292">
            <text:p text:style-name="Normal"><text:span text:style-name="T293"><text:s/></text:span></text:p>
          </table:table-cell>
        </table:table-row>
        <table:table-row table:style-name="TableRow294">
          <table:covered-table-cell>
            <text:p text:style-name="P295"/>
          </table:covered-table-cell>
          <table:table-cell table:style-name="TableCell296">
            <text:p text:style-name="Normal"><text:span text:style-name="T297"><text:s/>2/16/17</text:span></text:p>
          </table:table-cell>
          <table:table-cell table:style-name="TableCell298">
            <text:p text:style-name="Normal"><text:span text:style-name="T299">Sprint Retrospect</text:span></text:p>
          </table:table-cell>
          <table:table-cell table:style-name="TableCell300">
            <text:p text:style-name="Normal"><text:span text:style-name="T301"><text:s/>Sharleen Go</text:span></text:p>
          </table:table-cell>
          <table:table-cell table:style-name="TableCell302">
            <text:p text:style-name="Normal"><text:span text:style-name="T303">Sprint Retrospect Document</text:span></text:p>
          </table:table-cell>
          <table:table-cell table:style-name="TableCell304">
            <text:p text:style-name="Normal"><text:span text:style-name="T305"><text:s/>Y</text:span></text:p>
          </table:table-cell>
          <table:table-cell table:style-name="TableCell306">
            <text:p text:style-name="Normal"><text:span text:style-name="T307">https://github.com/sharleengo/XCRAM/tree/master/05%20Implementation/taskOverflow</text:span></text:p>
          </table:table-cell>
        </table:table-row>
        <table:table-row table:style-name="TableRow308">
          <table:table-cell table:style-name="TableCell309" table:number-rows-spanned="16">
            <text:p text:style-name="P310"><text:span text:style-name="T311">3</text:span></text:p>
          </table:table-cell>
          <table:table-cell table:style-name="TableCell312">
            <text:p text:style-name="P313"><text:s/>2/20/17</text:p>
          </table:table-cell>
          <table:table-cell table:style-name="TableCell314">
            <text:p text:style-name="P315">Plan and prepare<text:s/>Sprint Review Checklist</text:p>
          </table:table-cell>
          <table:table-cell table:style-name="TableCell316">
            <text:p text:style-name="P317">Robelle Silverio</text:p>
          </table:table-cell>
          <table:table-cell table:style-name="TableCell318">
            <text:p text:style-name="P319">Implementation Plan</text:p>
          </table:table-cell>
          <table:table-cell table:style-name="TableCell320">
            <text:p text:style-name="P321"><text:s/>Y</text:p>
          </table:table-cell>
          <table:table-cell table:style-name="TableCell322">
            <text:p text:style-name="P323"><text:s/>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<text:s/>2/24/17</text:p>
          </table:table-cell>
          <table:table-cell table:style-name="TableCell328">
            <text:p text:style-name="P329">Code UI’s <text:s/>Functionality</text:p>
          </table:table-cell>
          <table:table-cell table:style-name="TableCell330">
            <text:p text:style-name="P331"><text:s/>Gerry Agluba</text:p>
          </table:table-cell>
          <table:table-cell table:style-name="TableCell332">
            <text:p text:style-name="P333">Source Code(UI.py)</text:p>
          </table:table-cell>
          <table:table-cell table:style-name="TableCell334">
            <text:p text:style-name="P335"><text:s/>N</text:p>
          </table:table-cell>
          <table:table-cell table:style-name="TableCell336">
            <text:p text:style-name="P337"><text:s/>Task can’t be seen</text:p>
          </table:table-cell>
        </table:table-row>
        <table:table-row table:style-name="TableRow338">
          <table:covered-table-cell>
            <text:p text:style-name="P339"/>
          </table:covered-table-cell>
          <table:table-cell table:style-name="TableCell340">
            <text:p text:style-name="P341"><text:s/>2/28/17</text:p>
          </table:table-cell>
          <table:table-cell table:style-name="TableCell342">
            <text:p text:style-name="P343">Test UI’s Functionality</text:p>
          </table:table-cell>
          <table:table-cell table:style-name="TableCell344">
            <text:p text:style-name="P345"><text:s/>Sharleen Go</text:p>
          </table:table-cell>
          <table:table-cell table:style-name="TableCell346">
            <text:p text:style-name="P347">Test Scorecard Result</text:p>
          </table:table-cell>
          <table:table-cell table:style-name="TableCell348">
            <text:p text:style-name="P349"><text:s/>Y</text:p>
          </table:table-cell>
          <table:table-cell table:style-name="TableCell350">
            <text:p text:style-name="P351">Use Test Scorecard done<text:s/>in CS 191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/>3/2/17</text:p>
          </table:table-cell>
          <table:table-cell table:style-name="TableCell356">
            <text:p text:style-name="P357">Code Review UI’s Functionality</text:p>
          </table:table-cell>
          <table:table-cell table:style-name="TableCell358">
            <text:p text:style-name="P359"><text:s/>Sharleen Go</text:p>
          </table:table-cell>
          <table:table-cell table:style-name="TableCell360">
            <text:p text:style-name="P361">Code Review Result</text:p>
          </table:table-cell>
          <table:table-cell table:style-name="TableCell362">
            <text:p text:style-name="P363"><text:s/>Y</text:p>
          </table:table-cell>
          <table:table-cell table:style-name="TableCell364">
            <text:p text:style-name="P365"><text:s/></text:p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<text:s/>3/1/17</text:p>
          </table:table-cell>
          <table:table-cell table:style-name="TableCell370">
            <text:p text:style-name="P371">Debugging</text:p>
          </table:table-cell>
          <table:table-cell table:style-name="TableCell372">
            <text:p text:style-name="P373"><text:s/>Gerry Agluba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<text:s/>Y</text:p>
          </table:table-cell>
          <table:table-cell table:style-name="TableCell378">
            <text:p text:style-name="P379"><text:s/></text:p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3/1/17</text:p>
          </table:table-cell>
          <table:table-cell table:style-name="TableCell384">
            <text:p text:style-name="P385">Retesting</text:p>
          </table:table-cell>
          <table:table-cell table:style-name="TableCell386">
            <text:p text:style-name="P387"><text:s/>Sharleen Go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Y</text:p>
          </table:table-cell>
          <table:table-cell table:style-name="TableCell392">
            <text:p text:style-name="P393"/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<text:s/>3/2/17</text:p>
          </table:table-cell>
          <table:table-cell table:style-name="TableCell398">
            <text:p text:style-name="P399">Sprint Review</text:p>
          </table:table-cell>
          <table:table-cell table:style-name="TableCell400">
            <text:p text:style-name="P401"><text:s/>Robelle Silverio</text:p>
          </table:table-cell>
          <table:table-cell table:style-name="TableCell402">
            <text:p text:style-name="P403">Sprint Review Document</text:p>
          </table:table-cell>
          <table:table-cell table:style-name="TableCell404">
            <text:p text:style-name="P405"><text:s/>Y</text:p>
          </table:table-cell>
          <table:table-cell table:style-name="TableCell406">
            <text:p text:style-name="P407"><text:s/></text:p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>
            <text:p text:style-name="P411"><text:s/>3/2/17</text:p>
          </table:table-cell>
          <table:table-cell table:style-name="TableCell412">
            <text:p text:style-name="P413">Sprint<text:s/>Retrospect</text:p>
          </table:table-cell>
          <table:table-cell table:style-name="TableCell414">
            <text:p text:style-name="P415"><text:s/>Robelle Silverio</text:p>
          </table:table-cell>
          <table:table-cell table:style-name="TableCell416">
            <text:p text:style-name="P417">Sprint Retrospect Document</text:p>
          </table:table-cell>
          <table:table-cell table:style-name="TableCell418">
            <text:p text:style-name="P419"><text:s/>Y</text:p>
          </table:table-cell>
          <table:table-cell table:style-name="TableCell420">
            <text:p text:style-name="P421">Link to Sprint Release Codes in GitHub</text:p>
          </table:table-cell>
        </table:table-row>
        <table:table-row table:style-name="TableRow422">
          <table:covered-table-cell>
            <text:p text:style-name="P423"><text:span text:style-name="T424">4</text:span></text:p>
          </table:covered-table-cell>
          <table:table-cell table:style-name="TableCell425">
            <text:p text:style-name="P426"><text:s/>3/6/17</text:p>
          </table:table-cell>
          <table:table-cell table:style-name="TableCell427">
            <text:p text:style-name="P428">Plan and prepare Sprint Review Checklist</text:p>
          </table:table-cell>
          <table:table-cell table:style-name="TableCell429">
            <text:p text:style-name="P430">Robelle Silverio</text:p>
          </table:table-cell>
          <table:table-cell table:style-name="TableCell431">
            <text:p text:style-name="P432">Implementation Plan</text:p>
          </table:table-cell>
          <table:table-cell table:style-name="TableCell433">
            <text:p text:style-name="P434"><text:s/>Y</text:p>
          </table:table-cell>
          <table:table-cell table:style-name="TableCell435">
            <text:p text:style-name="P436"><text:s/></text:p>
          </table:table-cell>
        </table:table-row>
        <table:table-row table:style-name="TableRow437">
          <table:covered-table-cell>
            <text:p text:style-name="P438"/>
          </table:covered-table-cell>
          <table:table-cell table:style-name="TableCell439">
            <text:p text:style-name="P440"><text:s/>3/9/17</text:p>
          </table:table-cell>
          <table:table-cell table:style-name="TableCell441">
            <text:p text:style-name="P442">Code UI’s <text:s/>Functionality and integrate with<text:s/>__init__.py(Data) and __init__.py(Control)</text:p>
          </table:table-cell>
          <table:table-cell table:style-name="TableCell443">
            <text:p text:style-name="P444"><text:s/>Gerry Agluba and Sharleen Go</text:p>
          </table:table-cell>
          <table:table-cell table:style-name="TableCell445">
            <text:p text:style-name="P446"><text:s/>Source Code(UI.py)</text:p>
          </table:table-cell>
          <table:table-cell table:style-name="TableCell447">
            <text:p text:style-name="P448"><text:s/>Y</text:p>
          </table:table-cell>
          <table:table-cell table:style-name="TableCell449">
            <text:p text:style-name="P450"><text:s/></text:p>
          </table:table-cell>
        </table:table-row>
        <table:table-row table:style-name="TableRow451">
          <table:covered-table-cell>
            <text:p text:style-name="P452"/>
          </table:covered-table-cell>
          <table:table-cell table:style-name="TableCell453">
            <text:p text:style-name="P454"><text:span text:style-name="T455"><draw:frame draw:z-index="251660288" draw:id="id0" draw:style-name="a0" draw:name="Text Box 2" text:anchor-type="paragraph" svg:x="-0.3625in" svg:y="0.25556in" svg:width="0.18264in" svg:height="0.21042in" style:rel-width="scale" style:rel-height="scale"><draw:text-box><text:p text:style-name="P456">4</text:p></draw:text-box><svg:title/><svg:desc/></draw:frame></text:span><text:span text:style-name="T457">3/15/17</text:span></text:p>
          </table:table-cell>
          <table:table-cell table:style-name="TableCell458">
            <text:p text:style-name="P459">Test UI’s Functionality and its integration with __init__.py(Data) and __init__.py(Control)</text:p>
          </table:table-cell>
          <table:table-cell table:style-name="TableCell460">
            <text:p text:style-name="P461"><text:s/>Robelle Silverio</text:p>
          </table:table-cell>
          <table:table-cell table:style-name="TableCell462">
            <text:p text:style-name="P463">Test Scorecard Result</text:p>
          </table:table-cell>
          <table:table-cell table:style-name="TableCell464">
            <text:p text:style-name="P465"><text:s/>Y</text:p>
          </table:table-cell>
          <table:table-cell table:style-name="TableCell466">
            <text:p text:style-name="P467">Use Test<text:s/>Scorecard done in CS 191</text:p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>
            <text:p text:style-name="P471"><text:s/>3/16/17</text:p>
          </table:table-cell>
          <table:table-cell table:style-name="TableCell472">
            <text:p text:style-name="P473">Code Review UI’s Functionality and its integration with __init__.py(Data) and __init__.py(Control)</text:p>
          </table:table-cell>
          <table:table-cell table:style-name="TableCell474">
            <text:p text:style-name="P475"><text:s/>Robelle Silverio</text:p>
          </table:table-cell>
          <table:table-cell table:style-name="TableCell476">
            <text:p text:style-name="P477">Code Review Result</text:p>
          </table:table-cell>
          <table:table-cell table:style-name="TableCell478">
            <text:p text:style-name="P479"><text:s/>Y</text:p>
          </table:table-cell>
          <table:table-cell table:style-name="TableCell480">
            <text:p text:style-name="P481"><text:s/>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3/16/17</text:p>
          </table:table-cell>
          <table:table-cell table:style-name="TableCell486">
            <text:p text:style-name="P487">Debugging</text:p>
          </table:table-cell>
          <table:table-cell table:style-name="TableCell488">
            <text:p text:style-name="P489">Gerry Agluba and Sharleen Go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Y</text:p>
          </table:table-cell>
          <table:table-cell table:style-name="TableCell494">
            <text:p text:style-name="P495"/>
          </table:table-cell>
        </table:table-row>
        <table:table-row table:style-name="TableRow496">
          <table:covered-table-cell>
            <text:p text:style-name="P497"/>
          </table:covered-table-cell>
          <table:table-cell table:style-name="TableCell498">
            <text:p text:style-name="P499">3/16/17</text:p>
          </table:table-cell>
          <table:table-cell table:style-name="TableCell500">
            <text:p text:style-name="P501">Retesting</text:p>
          </table:table-cell>
          <table:table-cell table:style-name="TableCell502">
            <text:p text:style-name="P503">Robelle<text:s/>Silverio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Y</text:p>
          </table:table-cell>
          <table:table-cell table:style-name="TableCell508">
            <text:p text:style-name="P509"/>
          </table:table-cell>
        </table:table-row>
        <table:table-row table:style-name="TableRow510">
          <table:covered-table-cell>
            <text:p text:style-name="P511"/>
          </table:covered-table-cell>
          <table:table-cell table:style-name="TableCell512">
            <text:p text:style-name="P513"><text:s/>3/16/17</text:p>
          </table:table-cell>
          <table:table-cell table:style-name="TableCell514">
            <text:p text:style-name="P515">Sprint Review</text:p>
          </table:table-cell>
          <table:table-cell table:style-name="TableCell516">
            <text:p text:style-name="P517"><text:s/>Robelle Silverio</text:p>
          </table:table-cell>
          <table:table-cell table:style-name="TableCell518">
            <text:p text:style-name="P519">Sprint Review Document</text:p>
          </table:table-cell>
          <table:table-cell table:style-name="TableCell520">
            <text:p text:style-name="P521"><text:s/>Y</text:p>
          </table:table-cell>
          <table:table-cell table:style-name="TableCell522">
            <text:p text:style-name="P523"><text:s/></text:p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<text:s/>3/16/17</text:p>
          </table:table-cell>
          <table:table-cell table:style-name="TableCell528">
            <text:p text:style-name="P529">Sprint Retrospect</text:p>
          </table:table-cell>
          <table:table-cell table:style-name="TableCell530">
            <text:p text:style-name="P531"><text:s/>Robelle Silverio</text:p>
          </table:table-cell>
          <table:table-cell table:style-name="TableCell532">
            <text:p text:style-name="P533">Sprint Retrospect Document</text:p>
          </table:table-cell>
          <table:table-cell table:style-name="TableCell534">
            <text:p text:style-name="P535"><text:s/>Y</text:p>
          </table:table-cell>
          <table:table-cell table:style-name="TableCell536">
            <text:p text:style-name="P537">Link to Sprint Release Codes in GitHub</text:p>
          </table:table-cell>
        </table:table-row>
      </table:table>
      <text:p text:style-name="P538"><text:span text:style-name="T539"><draw:connector draw:type="line" svg:x1="0.44653in" svg:y1="-2.51667in" svg:x2="0.00278in" svg:y2="-2.51667in" draw:z-index="251659264" draw:id="id1" draw:style-name="a1" draw:name="Straight Connector 1" text:anchor-type="paragraph"><svg:title/><svg:desc/></draw:connector></text:span></text:p>
      <text:p text:style-name="P540"><text:span text:style-name="T541">rcsolamo:2nd AY 201</text:span><text:span text:style-name="T542">6</text:span><text:span text:style-name="T543">-</text:span><text:span text:style-name="T544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5in" fo:page-height="11.6666in" style:print-orientation="portrait" fo:margin-top="1in" fo:margin-left="0.563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03-17T07:09:00Z</meta:creation-date>
    <dc:date>2017-03-17T16:50:00Z</dc:date>
    <meta:template xlink:href="Normal" xlink:type="simple"/>
    <meta:editing-cycles>3</meta:editing-cycles>
    <meta:editing-duration>PT60S</meta:editing-duration>
    <meta:document-statistic meta:page-count="2" meta:paragraph-count="7" meta:word-count="552" meta:character-count="3692" meta:row-count="26" meta:non-whitespace-character-count="3147"/>
  </office:meta>
</office:document-meta>
</file>